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1DA00003960000008ABFAD2647D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NewsGotT" svg:font-family="NewsGotT"/>
    <style:font-face style:name="Arial" svg:font-family="Arial" style:font-family-generic="swiss"/>
    <style:font-face style:name="Lohit Hindi" svg:font-family="'Lohit Hindi'" style:font-pitch="variable"/>
    <style:font-face style:name="WenQuanYi Micro Hei1" svg:font-family="'WenQuanYi Micro Hei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11.887cm"/>
    </style:style>
    <style:style style:name="co11" style:family="table-column">
      <style:table-column-properties fo:break-before="auto" style:column-width="9.509cm"/>
    </style:style>
    <style:style style:name="co12" style:family="table-column">
      <style:table-column-properties fo:break-before="auto" style:column-width="2.321cm"/>
    </style:style>
    <style:style style:name="co13" style:family="table-column">
      <style:table-column-properties fo:break-before="auto" style:column-width="5.593cm"/>
    </style:style>
    <style:style style:name="co14" style:family="table-column">
      <style:table-column-properties fo:break-before="auto" style:column-width="2.041cm"/>
    </style:style>
    <style:style style:name="co15" style:family="table-column">
      <style:table-column-properties fo:break-before="auto" style:column-width="1.09cm"/>
    </style:style>
    <style:style style:name="co16" style:family="table-column">
      <style:table-column-properties fo:break-before="auto" style:column-width="4.168cm"/>
    </style:style>
    <style:style style:name="co17" style:family="table-column">
      <style:table-column-properties fo:break-before="auto" style:column-width="4.643cm"/>
    </style:style>
    <style:style style:name="co18" style:family="table-column">
      <style:table-column-properties fo:break-before="auto" style:column-width="1.175cm"/>
    </style:style>
    <style:style style:name="co19" style:family="table-column">
      <style:table-column-properties fo:break-before="auto" style:column-width="5.789cm"/>
    </style:style>
    <style:style style:name="co20" style:family="table-column">
      <style:table-column-properties fo:break-before="auto" style:column-width="6.126cm"/>
    </style:style>
    <style:style style:name="co21" style:family="table-column">
      <style:table-column-properties fo:break-before="auto" style:column-width="0.531cm"/>
    </style:style>
    <style:style style:name="co22" style:family="table-column">
      <style:table-column-properties fo:break-before="auto" style:column-width="0.559cm"/>
    </style:style>
    <style:style style:name="co23" style:family="table-column">
      <style:table-column-properties fo:break-before="auto" style:column-width="0.252cm"/>
    </style:style>
    <style:style style:name="co24" style:family="table-column">
      <style:table-column-properties fo:break-before="auto" style:column-width="2.166cm"/>
    </style:style>
    <style:style style:name="co25" style:family="table-column">
      <style:table-column-properties fo:break-before="auto" style:column-width="3.44cm"/>
    </style:style>
    <style:style style:name="co26" style:family="table-column">
      <style:table-column-properties fo:break-before="auto" style:column-width="4.867cm"/>
    </style:style>
    <style:style style:name="co27" style:family="table-column">
      <style:table-column-properties fo:break-before="auto" style:column-width="10.601cm"/>
    </style:style>
    <style:style style:name="co28" style:family="table-column">
      <style:table-column-properties fo:break-before="auto" style:column-width="6.098cm"/>
    </style:style>
    <style:style style:name="ro1" style:family="table-row">
      <style:table-row-properties style:row-height="0.45cm" fo:break-before="auto" style:use-optimal-row-height="true"/>
    </style:style>
    <style:style style:name="ro15" style:family="table-row">
      <style:table-row-properties style:row-height="1.349cm" fo:break-before="auto" style:use-optimal-row-height="true"/>
    </style:style>
    <style:style style:name="ro16" style:family="table-row">
      <style:table-row-properties style:row-height="2.249cm" fo:break-before="auto" style:use-optimal-row-height="true"/>
    </style:style>
    <style:style style:name="ro17" style:family="table-row">
      <style:table-row-properties style:row-height="1.058cm" fo:break-before="auto" style:use-optimal-row-height="true"/>
    </style:style>
    <style:style style:name="ro18" style:family="table-row">
      <style:table-row-properties style:row-height="2.117cm" fo:break-before="auto" style:use-optimal-row-height="true"/>
    </style:style>
    <style:style style:name="ro19" style:family="table-row">
      <style:table-row-properties style:row-height="3.704cm" fo:break-before="auto" style:use-optimal-row-height="true"/>
    </style:style>
    <style:style style:name="ro20" style:family="table-row">
      <style:table-row-properties style:row-height="3.175cm" fo:break-before="auto" style:use-optimal-row-height="true"/>
    </style:style>
    <style:style style:name="ro21" style:family="table-row">
      <style:table-row-properties style:row-height="2.646cm" fo:break-before="auto" style:use-optimal-row-height="true"/>
    </style:style>
    <style:style style:name="ro22" style:family="table-row">
      <style:table-row-properties style:row-height="0.9cm" fo:break-before="auto" style:use-optimal-row-height="true"/>
    </style:style>
    <style:style style:name="ro23" style:family="table-row">
      <style:table-row-properties style:row-height="1.799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24" style:family="table-row">
      <style:table-row-properties style:row-height="0.529cm" fo:break-before="auto" style:use-optimal-row-height="true"/>
    </style:style>
    <style:style style:name="ro13" style:family="table-row">
      <style:table-row-properties style:row-height="0.499cm" fo:break-before="auto" style:use-optimal-row-height="true"/>
    </style:style>
    <style:style style:name="ro14" style:family="table-row">
      <style:table-row-properties style:row-height="0.497cm" fo:break-before="auto" style:use-optimal-row-height="true"/>
    </style:style>
    <style:style style:name="ro25" style:family="table-row">
      <style:table-row-properties style:row-height="0.291cm" fo:break-before="auto" style:use-optimal-row-height="false"/>
    </style:style>
    <style:style style:name="ro26" style:family="table-row">
      <style:table-row-properties style:row-height="0.979cm" fo:break-before="auto" style:use-optimal-row-height="false"/>
    </style:style>
    <style:style style:name="ro27" style:family="table-row">
      <style:table-row-properties style:row-height="0.517cm" fo:break-before="auto" style:use-optimal-row-height="true"/>
    </style:style>
    <style:style style:name="ro28" style:family="table-row">
      <style:table-row-properties style:row-height="0.557cm" fo:break-before="auto" style:use-optimal-row-height="true"/>
    </style:style>
    <style:style style:name="ro29" style:family="table-row">
      <style:table-row-properties style:row-height="0.476cm" fo:break-before="auto" style:use-optimal-row-height="true"/>
    </style:style>
    <style:style style:name="ro30" style:family="table-row">
      <style:table-row-properties style:row-height="0.457cm" fo:break-before="auto" style:use-optimal-row-height="false"/>
    </style:style>
    <style:style style:name="ro31" style:family="table-row">
      <style:table-row-properties style:row-height="0.238cm" fo:break-before="auto" style:use-optimal-row-height="false"/>
    </style:style>
    <style:style style:name="ro32" style:family="table-row">
      <style:table-row-properties style:row-height="0.159cm" fo:break-before="auto" style:use-optimal-row-height="false"/>
    </style:style>
    <style:style style:name="ro33" style:family="table-row">
      <style:table-row-properties style:row-height="0.212cm" fo:break-before="auto" style:use-optimal-row-height="false"/>
    </style:style>
    <style:style style:name="ro34" style:family="table-row">
      <style:table-row-properties style:row-height="0.556cm" fo:break-before="auto" style:use-optimal-row-height="true"/>
    </style:style>
    <style:style style:name="ro35" style:family="table-row">
      <style:table-row-properties style:row-height="0.265cm" fo:break-before="auto" style:use-optimal-row-height="false"/>
    </style:style>
    <style:style style:name="ro36" style:family="table-row">
      <style:table-row-properties style:row-height="0.714cm" fo:break-before="auto" style:use-optimal-row-height="false"/>
    </style:style>
    <style:style style:name="ta4" style:family="table" style:master-page-name="PageStyle_5f_Datos">
      <style:table-properties table:display="true" style:writing-mode="lr-tb"/>
    </style:style>
    <style:style style:name="ta2" style:family="table" style:master-page-name="PageStyle_5f_Imp_20_061">
      <style:table-properties table:display="true" style:writing-mode="lr-tb"/>
    </style:style>
    <style:style style:name="ta3" style:family="table" style:master-page-name="PageStyle_5f_Imp_20_061_5f__20_Parte_20_2_20_Error_20_Conocido">
      <style:table-properties table:display="true" style:writing-mode="lr-tb"/>
    </style:style>
    <style:style style:name="ta5" style:family="table" style:master-page-name="PageStyle_5f_Seguimiento_20_Problema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text-position=""/>
    </style:style>
    <style:style style:name="ce16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text-position=""/>
    </style:style>
    <style:style style:name="ce1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NewsGotT" fo:font-size="12pt" fo:font-style="normal" fo:text-shadow="none" style:text-underline-style="none" fo:font-weight="bold" style:font-size-asian="12pt" style:font-style-asian="normal" style:font-weight-asian="bold" style:font-name-complex="NewsGotT" style:font-size-complex="12pt" style:font-style-complex="normal" style:font-weight-complex="bold"/>
    </style:style>
    <style:style style:name="ce16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NewsGotT" fo:font-size="12pt" fo:font-style="normal" fo:text-shadow="none" style:text-underline-style="none" fo:font-weight="bold" style:font-size-asian="12pt" style:font-style-asian="normal" style:font-weight-asian="bold" style:font-name-complex="NewsGotT" style:font-size-complex="12pt" style:font-style-complex="normal" style:font-weight-complex="bold"/>
    </style:style>
    <style:style style:name="ce16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NewsGotT" fo:font-size="12pt" fo:font-style="normal" fo:text-shadow="none" style:text-underline-style="none" fo:font-weight="bold" style:font-size-asian="12pt" style:font-style-asian="normal" style:font-weight-asian="bold" style:font-name-complex="NewsGotT" style:font-size-complex="12pt" style:font-style-complex="normal" style:font-weight-complex="bold"/>
    </style:style>
    <style:style style:name="ce169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NewsGotT" fo:font-size="12pt" fo:font-style="normal" fo:text-shadow="none" style:text-underline-style="none" fo:font-weight="normal" style:font-size-asian="12pt" style:font-style-asian="normal" style:font-weight-asian="normal" style:font-name-complex="NewsGotT" style:font-size-complex="12pt" style:font-style-complex="normal" style:font-weight-complex="normal"/>
    </style:style>
    <style:style style:name="ce17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31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3c3c3c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text-position="" style:font-name="NewsGotT" fo:font-size="12pt" fo:font-style="normal" fo:text-shadow="none" style:text-underline-style="none" fo:font-weight="bold" style:font-size-asian="12pt" style:font-style-asian="normal" style:font-weight-asian="bold" style:font-name-complex="NewsGotT" style:font-size-complex="12pt" style:font-style-complex="normal" style:font-weight-complex="bold"/>
    </style:style>
    <style:style style:name="ce17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6600" style:text-outline="false" style:text-line-through-style="none" style:text-line-through-type="none" style:text-position="" style:font-name="NewsGotT" fo:font-size="12pt" fo:font-style="normal" fo:text-shadow="none" style:text-underline-style="none" fo:font-weight="bold" style:font-size-asian="12pt" style:font-style-asian="normal" style:font-weight-asian="bold" style:font-name-complex="NewsGotT" style:font-size-complex="12pt" style:font-style-complex="normal" style:font-weight-complex="bold"/>
    </style:style>
    <style:style style:name="ce1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cc00" style:text-outline="false" style:text-line-through-style="none" style:text-line-through-type="none" style:text-position="" style:font-name="NewsGotT" fo:font-size="12pt" fo:font-style="normal" fo:text-shadow="none" style:text-underline-style="none" fo:font-weight="bold" style:font-size-asian="12pt" style:font-style-asian="normal" style:font-weight-asian="bold" style:font-name-complex="NewsGotT" style:font-size-complex="12pt" style:font-style-complex="normal" style:font-weight-complex="bold"/>
    </style:style>
    <style:style style:name="ce18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000" style:text-outline="false" style:text-line-through-style="none" style:text-line-through-type="none" style:text-position="" style:font-name="NewsGotT" fo:font-size="12pt" fo:font-style="normal" fo:text-shadow="none" style:text-underline-style="none" fo:font-weight="bold" style:font-size-asian="12pt" style:font-style-asian="normal" style:font-weight-asian="bold" style:font-name-complex="NewsGotT" style:font-size-complex="12pt" style:font-style-complex="normal" style:font-weight-complex="bold"/>
    </style:style>
    <style:style style:name="ce1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cccc" style:text-outline="false" style:text-line-through-style="none" style:text-line-through-type="none" style:text-position="" style:font-name="NewsGotT" fo:font-size="12pt" fo:font-style="normal" fo:text-shadow="none" style:text-underline-style="none" fo:font-weight="bold" style:font-size-asian="12pt" style:font-style-asian="normal" style:font-weight-asian="bold" style:font-name-complex="NewsGotT" style:font-size-complex="12pt" style:font-style-complex="normal" style:font-weight-complex="bold"/>
    </style:style>
    <style:style style:name="ce1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text-position="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34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9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css3t:text-justify="auto" fo:margin-left="0cm" style:writing-mode="page"/>
    </style:style>
    <style:style style:name="ce44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</style:style>
    <style:style style:name="ce46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47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4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5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3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64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6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font-name="Arial1" fo:font-size="11pt" style:font-name-asian="Calibri" style:font-size-asian="11pt" style:font-name-complex="Arial1" style:font-size-complex="11pt"/>
    </style:style>
    <style:style style:name="ce67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2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</style:style>
    <style:style style:name="ce73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</style:style>
    <style:style style:name="ce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8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2pt" style:font-name-asian="Lohit Hindi" style:font-size-asian="12pt" style:language-asian="hi" style:country-asian="IN" style:font-name-complex="WenQuanYi Micro Hei1" style:font-size-complex="6.80000019073486pt" style:language-complex="en" style:country-complex="US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4" style:family="table-cell" style:parent-style-name="Default" style:data-style-name="N36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8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71cm" fo:border-right="0.91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9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71cm" fo:border-right="0.91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9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0.31pt solid #000000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2" style:family="table-cell" style:parent-style-name="Default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3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04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0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0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 loext:vertical-justify="auto"/>
      <style:paragraph-properties css3t:text-justify="auto" fo:margin-left="0cm" style:writing-mode="page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css3t:text-justify="auto" fo:margin-left="0cm" style:writing-mode="page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91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13" style:family="table-cell" style:parent-style-name="Default">
      <style:table-cell-properties style:glyph-orientation-vertical="0" fo:border-bottom="none" fo:background-color="#00ccff" style:diagonal-bl-tr="none" style:diagonal-tl-br="none" style:text-align-source="value-type" style:repeat-content="false" fo:wrap-option="no-wrap" fo:border-left="none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</style:style>
    <style:style style:name="ce114" style:family="table-cell" style:parent-style-name="Default">
      <style:table-cell-properties style:glyph-orientation-vertical="0" fo:border-bottom="0.31pt solid #000000" fo:background-color="#00ccff" style:diagonal-bl-tr="none" style:diagonal-tl-br="none" style:text-align-source="value-type" style:repeat-content="false" fo:wrap-option="no-wrap" fo:border-left="none" style:direction="ltr" fo:padding="0.071cm" fo:border-right="0.91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1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71cm" fo:border-right="0.91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16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value-type" style:repeat-content="false" fo:wrap-option="no-wrap" fo:border-left="none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91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18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value-type" style:repeat-content="false" fo:wrap-option="no-wrap" fo:border-left="none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css3t:text-justify="auto" fo:margin-left="0cm" style:writing-mode="page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91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20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none" style:direction="ltr" fo:padding="0.071cm" fo:border-right="0.91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21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css3t:text-justify="auto" fo:margin-left="0cm" style:writing-mode="page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</style:style>
    <style:style style:name="ce123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wrap" fo:border-left="0.31pt solid #000000" style:direction="ltr" fo:padding="0.071cm" fo:border-right="0.91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24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value-type" style:repeat-content="false" fo:wrap-option="no-wrap" fo:border-left="none" style:direction="ltr" fo:padding="0.071cm" fo:border-right="0.91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25" style:family="table-cell" style:parent-style-name="Default">
      <style:table-cell-properties fo:padding="0.071cm"/>
    </style:style>
    <style:style style:name="ce126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0.91pt solid #000000"/>
    </style:style>
    <style:style style:name="ce127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none"/>
    </style:style>
    <style:style style:name="ce128" style:family="table-cell" style:parent-style-name="Default">
      <style:table-cell-properties fo:border-bottom="none" fo:background-color="#00ccff" style:diagonal-bl-tr="none" style:diagonal-tl-br="none" fo:border-left="0.91pt solid #000000" fo:padding="0.071cm" fo:border-right="none" style:rotation-align="none" fo:border-top="0.31pt solid #000000"/>
    </style:style>
    <style:style style:name="ce129" style:family="table-cell" style:parent-style-name="Default">
      <style:table-cell-properties fo:border-bottom="none" fo:background-color="#00ccff" style:diagonal-bl-tr="none" style:diagonal-tl-br="none" fo:border-left="0.91pt solid #000000" fo:padding="0.071cm" fo:border-right="none" style:rotation-align="none" fo:border-top="none"/>
    </style:style>
    <style:style style:name="ce130" style:family="table-cell" style:parent-style-name="Default">
      <style:table-cell-properties fo:border-bottom="0.31pt solid #000000" fo:background-color="#00ccff" style:diagonal-bl-tr="none" style:diagonal-tl-br="none" fo:border-left="0.91pt solid #000000" fo:padding="0.071cm" fo:border-right="none" style:rotation-align="none" fo:border-top="none"/>
    </style:style>
    <style:style style:name="ce131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0.31pt solid #000000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>
      <style:table-cell-properties fo:border-bottom="0.31pt solid #000000" style:diagonal-bl-tr="none" style:diagonal-tl-br="none" fo:border-left="0.91pt solid #000000" fo:padding="0.071cm" fo:border-right="none" style:rotation-align="none" fo:border-top="none"/>
    </style:style>
    <style:style style:name="ce134" style:family="table-cell" style:parent-style-name="Default">
      <style:table-cell-properties fo:border-bottom="0.31pt solid #000000" fo:background-color="#ccffff" style:diagonal-bl-tr="none" style:diagonal-tl-br="none" fo:border-left="0.91pt solid #000000" fo:padding="0.071cm" fo:border-right="none" style:rotation-align="none" fo:border-top="0.31pt solid #000000"/>
    </style:style>
    <style:style style:name="ce135" style:family="table-cell" style:parent-style-name="Default">
      <style:table-cell-properties fo:border-bottom="none" style:diagonal-bl-tr="none" style:diagonal-tl-br="none" fo:background-color="transparent" fo:border-left="0.91pt solid #000000" fo:padding="0.071cm" fo:border-right="none" style:rotation-align="none" fo:border-top="none"/>
    </style:style>
    <style:style style:name="ce136" style:family="table-cell" style:parent-style-name="Default">
      <style:table-cell-properties fo:border-bottom="0.31pt solid #000000" fo:background-color="#ccffff" style:diagonal-bl-tr="none" style:diagonal-tl-br="none" fo:border-left="0.91pt solid #000000" fo:padding="0.071cm" fo:border-right="none" style:rotation-align="none" fo:border-top="0.91pt solid #000000"/>
    </style:style>
    <style:style style:name="ce137" style:family="table-cell" style:parent-style-name="Default">
      <style:table-cell-properties fo:border-bottom="0.91pt solid #000000" style:diagonal-bl-tr="none" style:diagonal-tl-br="none" fo:border-left="0.91pt solid #000000" fo:padding="0.071cm" fo:border-right="none" style:rotation-align="none" fo:border-top="none"/>
    </style:style>
    <style:style style:name="ce138" style:family="table-cell" style:parent-style-name="Default">
      <style:table-cell-properties style:diagonal-bl-tr="none" style:diagonal-tl-br="none" fo:border="none" fo:padding="0.071cm" style:rotation-align="none"/>
    </style:style>
    <style:style style:name="ce13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91pt solid #000000"/>
    </style:style>
    <style:style style:name="ce140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</style:style>
    <style:style style:name="ce144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Default">
      <style:table-cell-properties fo:border-bottom="0.91pt solid #000000" style:diagonal-bl-tr="none" style:diagonal-tl-br="none" fo:border-left="none" fo:padding="0.071cm" fo:border-right="none" style:rotation-align="none" fo:border-top="none"/>
      <style:text-properties fo:color="#333333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0" style:family="table-cell" style:parent-style-name="Default">
      <style:table-cell-properties fo:border-bottom="0.91pt solid #000000" style:diagonal-bl-tr="none" style:diagonal-tl-br="none" fo:border-left="none" fo:padding="0.071cm" fo:border-right="none" style:rotation-align="none" fo:border-top="none"/>
    </style:style>
    <style:style style:name="ce15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>
      <style:table-cell-properties style:diagonal-bl-tr="none" style:diagonal-tl-br="none" fo:border="0.31pt solid #000000" fo:padding="0.071cm" style:rotation-align="none"/>
    </style:style>
    <style:style style:name="ce15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55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0.31pt solid #000000"/>
    </style:style>
    <style:style style:name="ce15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58" style:family="table-cell" style:parent-style-name="Default" style:data-style-name="N36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Default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83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84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85" style:family="table-cell" style:parent-style-name="Default">
      <style:table-cell-properties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86" style:family="table-cell" style:parent-style-name="Default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7" style:family="table-cell" style:parent-style-name="Default">
      <style:table-cell-properties fo:border-bottom="0.31pt solid #000000" fo:background-color="#ccffff" style:diagonal-bl-tr="none" style:diagonal-tl-br="none" fo:border-left="none" fo:padding="0.071cm" fo:border-right="none" style:rotation-align="none" fo:border-top="0.91pt solid #000000"/>
    </style:style>
    <style:style style:name="ce188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0.91pt solid #000000"/>
    </style:style>
    <style:style style:name="ce189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none"/>
    </style:style>
    <style:style style:name="ce190" style:family="table-cell" style:parent-style-name="Default">
      <style:table-cell-properties fo:border-bottom="none" fo:background-color="#00ccff" style:diagonal-bl-tr="none" style:diagonal-tl-br="none" fo:border-left="none" fo:padding="0.071cm" fo:border-right="0.91pt solid #000000" style:rotation-align="none" fo:border-top="0.31pt solid #000000"/>
    </style:style>
    <style:style style:name="ce191" style:family="table-cell" style:parent-style-name="Default">
      <style:table-cell-properties fo:border-bottom="none" fo:background-color="#00ccff" style:diagonal-bl-tr="none" style:diagonal-tl-br="none" fo:border-left="none" fo:padding="0.071cm" fo:border-right="0.91pt solid #000000" style:rotation-align="none" fo:border-top="none"/>
    </style:style>
    <style:style style:name="ce192" style:family="table-cell" style:parent-style-name="Default">
      <style:table-cell-properties fo:border-bottom="0.31pt solid #000000" fo:background-color="#00ccff" style:diagonal-bl-tr="none" style:diagonal-tl-br="none" fo:border-left="none" fo:padding="0.071cm" fo:border-right="0.91pt solid #000000" style:rotation-align="none" fo:border-top="none"/>
    </style:style>
    <style:style style:name="ce193" style:family="table-cell" style:parent-style-name="Default">
      <style:table-cell-properties fo:border-bottom="0.31pt solid #000000" style:diagonal-bl-tr="none" style:diagonal-tl-br="none" fo:border-left="none" fo:padding="0.071cm" fo:border-right="0.91pt solid #000000" style:rotation-align="none" fo:border-top="none"/>
    </style:style>
    <style:style style:name="ce194" style:family="table-cell" style:parent-style-name="Default">
      <style:table-cell-properties fo:border-bottom="0.31pt solid #000000" fo:background-color="#ccffff" style:diagonal-bl-tr="none" style:diagonal-tl-br="none" fo:border-left="none" fo:padding="0.071cm" fo:border-right="0.91pt solid #000000" style:rotation-align="none" fo:border-top="0.31pt solid #000000"/>
    </style:style>
    <style:style style:name="ce195" style:family="table-cell" style:parent-style-name="Default">
      <style:table-cell-properties fo:border-bottom="none" style:diagonal-bl-tr="none" style:diagonal-tl-br="none" fo:background-color="transparent" fo:border-left="none" fo:padding="0.071cm" fo:border-right="0.91pt solid #000000" style:rotation-align="none" fo:border-top="none"/>
    </style:style>
    <style:style style:name="ce196" style:family="table-cell" style:parent-style-name="Default">
      <style:table-cell-properties fo:border-bottom="0.31pt solid #000000" fo:background-color="#ccffff" style:diagonal-bl-tr="none" style:diagonal-tl-br="none" fo:border-left="none" fo:padding="0.071cm" fo:border-right="0.91pt solid #000000" style:rotation-align="none" fo:border-top="0.91pt solid #000000"/>
    </style:style>
    <style:style style:name="ce197" style:family="table-cell" style:parent-style-name="Default">
      <style:table-cell-properties fo:border-bottom="0.91pt solid #000000" style:diagonal-bl-tr="none" style:diagonal-tl-br="none" fo:border-left="none" fo:padding="0.071cm" fo:border-right="0.91pt solid #000000" style:rotation-align="none" fo:border-top="none"/>
    </style:style>
    <style:style style:name="ce198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>
      <style:table-cell-properties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05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6" style:family="table-cell" style:parent-style-name="Default" style:data-style-name="N36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 style:data-style-name="N36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 style:data-style-name="N100">
      <style:table-cell-properties fo:wrap-option="wrap" fo:border="0.06pt solid #000000" style:vertical-align="middle"/>
    </style:style>
    <style:style style:name="ce211" style:family="table-cell" style:parent-style-name="Default" style:data-style-name="N0">
      <style:table-cell-properties fo:wrap-option="wrap" fo:border="0.06pt solid #000000" style:vertical-align="middle"/>
    </style:style>
    <style:style style:name="ce212" style:family="table-cell" style:parent-style-name="Default" style:data-style-name="N100">
      <style:table-cell-properties fo:padding="0.071cm"/>
    </style:style>
    <style:style style:name="ce213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7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bold" style:font-size-asian="12pt" style:font-style-asian="normal" style:font-weight-asian="bold" style:font-name-complex="NewsGotT" style:font-size-complex="12pt" style:font-style-complex="normal" style:font-weight-complex="bold"/>
    </style:style>
    <style:style style:name="ce21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bold" style:font-size-asian="12pt" style:font-style-asian="normal" style:font-weight-asian="bold" style:font-name-complex="NewsGotT" style:font-size-complex="12pt" style:font-style-complex="normal" style:font-weight-complex="bold"/>
    </style:style>
    <style:style style:name="ce220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bold" style:font-size-asian="12pt" style:font-style-asian="normal" style:font-weight-asian="bold" style:font-name-complex="NewsGotT" style:font-size-complex="12pt" style:font-style-complex="normal" style:font-weight-complex="bold"/>
    </style:style>
    <style:style style:name="ce221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name-complex="NewsGotT" style:font-size-complex="12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31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3c3c3c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NewsGotT" fo:font-size="12pt" fo:font-style="normal" fo:text-shadow="none" style:text-underline-style="none" fo:font-weight="bold" style:font-size-asian="12pt" style:font-style-asian="normal" style:font-weight-asian="bold" style:font-name-complex="NewsGotT" style:font-size-complex="12pt" style:font-style-complex="normal" style:font-weight-complex="bold"/>
    </style:style>
    <style:style style:name="ce2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6600" style:text-outline="false" style:text-line-through-style="none" style:text-line-through-type="none" style:font-name="NewsGotT" fo:font-size="12pt" fo:font-style="normal" fo:text-shadow="none" style:text-underline-style="none" fo:font-weight="bold" style:font-size-asian="12pt" style:font-style-asian="normal" style:font-weight-asian="bold" style:font-name-complex="NewsGotT" style:font-size-complex="12pt" style:font-style-complex="normal" style:font-weight-complex="bold"/>
    </style:style>
    <style:style style:name="ce2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cc00" style:text-outline="false" style:text-line-through-style="none" style:text-line-through-type="none" style:font-name="NewsGotT" fo:font-size="12pt" fo:font-style="normal" fo:text-shadow="none" style:text-underline-style="none" fo:font-weight="bold" style:font-size-asian="12pt" style:font-style-asian="normal" style:font-weight-asian="bold" style:font-name-complex="NewsGotT" style:font-size-complex="12pt" style:font-style-complex="normal" style:font-weight-complex="bold"/>
    </style:style>
    <style:style style:name="ce2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8000" style:text-outline="false" style:text-line-through-style="none" style:text-line-through-type="none" style:font-name="NewsGotT" fo:font-size="12pt" fo:font-style="normal" fo:text-shadow="none" style:text-underline-style="none" fo:font-weight="bold" style:font-size-asian="12pt" style:font-style-asian="normal" style:font-weight-asian="bold" style:font-name-complex="NewsGotT" style:font-size-complex="12pt" style:font-style-complex="normal" style:font-weight-complex="bold"/>
    </style:style>
    <style:style style:name="ce2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cccc" style:text-outline="false" style:text-line-through-style="none" style:text-line-through-type="none" style:font-name="NewsGotT" fo:font-size="12pt" fo:font-style="normal" fo:text-shadow="none" style:text-underline-style="none" fo:font-weight="bold" style:font-size-asian="12pt" style:font-style-asian="normal" style:font-weight-asian="bold" style:font-name-complex="NewsGotT" style:font-size-complex="12pt" style:font-style-complex="normal" style:font-weight-complex="bold"/>
    </style:style>
    <style:style style:name="ce23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3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Impacto)" table:allow-empty-cell="true" table:display-list="unsorted" table:base-cell-address="'Imp 061'.U29">
          <table:error-message table:message-type="stop" table:display="true"/>
        </table:content-validation>
        <table:content-validation table:name="val2" table:condition="of:cell-content-is-in-list(&quot;SI&quot;;&quot;NO&quot;)" table:allow-empty-cell="true" table:display-list="unsorted" table:base-cell-address="'Imp 061'.C32">
          <table:error-message table:message-type="stop" table:display="true"/>
        </table:content-validation>
        <table:content-validation table:name="val3" table:condition="of:cell-content-is-in-list(Tipo)" table:allow-empty-cell="true" table:display-list="unsorted" table:base-cell-address="'Imp 061'.E23">
          <table:error-message table:message-type="stop" table:display="true"/>
        </table:content-validation>
        <table:content-validation table:name="val4" table:condition="of:cell-content-is-in-list(Grupo)" table:allow-empty-cell="true" table:display-list="unsorted" table:base-cell-address="'Imp 061'.G25">
          <table:error-message table:message-type="stop" table:display="true"/>
        </table:content-validation>
        <table:content-validation table:name="val5" table:condition="of:cell-content-is-in-list(ServicioNEW)" table:allow-empty-cell="true" table:display-list="unsorted" table:base-cell-address="'Imp 061'.G27">
          <table:error-message table:message-type="stop" table:display="true"/>
        </table:content-validation>
        <table:content-validation table:name="val6" table:condition="of:cell-content-is-in-list(Subentorno)" table:allow-empty-cell="true" table:display-list="unsorted" table:base-cell-address="'Imp 061'.G28">
          <table:error-message table:message-type="stop" table:display="true"/>
        </table:content-validation>
        <table:content-validation table:name="val7" table:condition="of:cell-content-is-in-list(Servicio)" table:allow-empty-cell="true" table:display-list="unsorted" table:base-cell-address="'Imp 061'.H27">
          <table:error-message table:message-type="stop" table:display="true"/>
        </table:content-validation>
        <table:content-validation table:name="val8" table:condition="of:cell-content-is-in-list(Urgencia)" table:allow-empty-cell="true" table:display-list="unsorted" table:base-cell-address="'Imp 061'.AB27">
          <table:error-message table:message-type="stop" table:display="true"/>
        </table:content-validation>
        <table:content-validation table:name="val9" table:condition="of:cell-content-is-in-list(&quot;&quot;;&quot;X&quot;)" table:allow-empty-cell="true" table:display-list="unsorted" table:base-cell-address="'Imp 061'.AC34">
          <table:error-message table:message-type="stop" table:display="true"/>
        </table:content-validation>
        <table:content-validation table:name="val10" table:condition="of:cell-content-is-in-list(&quot;Interno&quot;;&quot;Externo&quot;)" table:allow-empty-cell="true" table:display-list="unsorted" table:base-cell-address="'Imp 061'.S23">
          <table:error-message table:message-type="stop" table:display="true"/>
        </table:content-validation>
        <table:content-validation table:name="val11" table:condition="of:cell-content-is-in-list(Prioridad)" table:allow-empty-cell="true" table:display-list="unsorted" table:base-cell-address="'Imp 061'.V70">
          <table:error-message table:message-type="stop" table:display="true"/>
        </table:content-validation>
        <table:content-validation table:name="val12" table:condition="of:cell-content-is-in-list(&quot;SI&quot;;&quot;NO&quot;)" table:allow-empty-cell="true" table:display-list="unsorted" table:base-cell-address="'Imp 061_ Parte 2 Error Conocido'.C61">
          <table:error-message table:message-type="stop" table:display="true"/>
        </table:content-validation>
        <table:content-validation table:name="val13" table:condition="of:cell-content-is-in-list(EstadoError)" table:allow-empty-cell="true" table:display-list="unsorted" table:base-cell-address="'Imp 061_ Parte 2 Error Conocido'.Z11">
          <table:error-message table:message-type="stop" table:display="true"/>
        </table:content-validation>
        <table:content-validation table:name="val14" table:condition="of:cell-content-is-in-list(EstadoProblema)" table:allow-empty-cell="true" table:display-list="unsorted" table:base-cell-address="'Seguimiento Problemas'.A19">
          <table:error-message table:message-type="stop" table:display="true"/>
        </table:content-validation>
      </table:content-validations>
      <table:table table:name="Imp 061" table:style-name="ta2">
        <office:forms form:automatic-focus="false" form:apply-design-mode="false"/>
        <table:shapes>
          <draw:frame draw:z-index="0" draw:name="Imagen 1" draw:style-name="gr1" draw:text-style-name="P1" svg:width="12.694cm" svg:height="1.825cm" svg:x="0.726cm" svg:y="0.689cm">
            <draw:image xlink:href="Pictures/200001DA00003960000008ABFAD2647D.wmf" xlink:type="simple" xlink:show="embed" xlink:actuate="onLoad">
              <text:p/>
            </draw:image>
          </draw:frame>
        </table:shapes>
        <table:table-column table:style-name="co21" table:default-cell-style-name="ce25"/>
        <table:table-column table:style-name="co22" table:number-columns-repeated="30" table:default-cell-style-name="ce25"/>
        <table:table-column table:style-name="co23" table:number-columns-repeated="2" table:default-cell-style-name="ce25"/>
        <table:table-column table:style-name="co4" table:number-columns-repeated="224" table:default-cell-style-name="ce25"/>
        <table:table-column table:style-name="co4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6"/>
          <table:table-cell table:style-name="ce43" table:number-columns-repeated="28"/>
          <table:table-cell table:style-name="ce111"/>
          <table:table-cell table:number-columns-repeated="993"/>
        </table:table-row>
        <table:table-row table:style-name="ro1" table:number-rows-repeated="4">
          <table:table-cell/>
          <table:table-cell table:style-name="ce27"/>
          <table:table-cell table:style-name="ce42" table:number-columns-repeated="28"/>
          <table:table-cell table:style-name="ce112"/>
          <table:table-cell table:number-columns-repeated="993"/>
        </table:table-row>
        <table:table-row table:style-name="ro2">
          <table:table-cell/>
          <table:table-cell table:style-name="ce29"/>
          <table:table-cell table:style-name="ce44" office:value-type="string" calcext:value-type="string" table:number-columns-spanned="28" table:number-rows-spanned="2">
            <text:p>FORMULARIO PARA LA COMUNICACIÓN DE PROBLEMAS EN SERVICIOS TI</text:p>
          </table:table-cell>
          <table:covered-table-cell table:number-columns-repeated="27" table:style-name="ce44"/>
          <table:table-cell table:style-name="ce113"/>
          <table:table-cell table:number-columns-repeated="993"/>
        </table:table-row>
        <table:table-row table:style-name="ro1">
          <table:table-cell/>
          <table:table-cell table:style-name="ce30"/>
          <table:covered-table-cell table:number-columns-repeated="28" table:style-name="ce44"/>
          <table:table-cell table:style-name="ce114"/>
          <table:table-cell table:number-columns-repeated="993"/>
        </table:table-row>
        <table:table-row table:style-name="ro1">
          <table:table-cell/>
          <table:table-cell table:style-name="ce31"/>
          <table:table-cell table:style-name="ce45" table:number-columns-repeated="28"/>
          <table:table-cell table:style-name="ce112"/>
          <table:table-cell table:number-columns-repeated="993"/>
        </table:table-row>
        <table:table-row table:style-name="ro2">
          <table:table-cell/>
          <table:table-cell table:style-name="ce32" office:value-type="string" calcext:value-type="string">
            <text:p>Código problema:</text:p>
          </table:table-cell>
          <table:table-cell table:style-name="ce42" table:number-columns-repeated="4"/>
          <table:table-cell table:style-name="ce68" table:number-columns-repeated="2"/>
          <table:table-cell table:style-name="ce80" office:value-type="string" calcext:value-type="string" table:number-columns-spanned="6" table:number-rows-spanned="1">
            <office:annotation draw:style-name="gr2" draw:text-style-name="P2" svg:width="6.319cm" svg:height="2.382cm" svg:x="8.191cm" svg:y="3.783cm" draw:caption-point-x="-0.402cm" draw:caption-point-y="0.275cm">
              <dc:date>2014-06-24T00:00:00</dc:date>
              <text:p text:style-name="P2"><text:span text:style-name="T1">GP-13-***</text:span></text:p>
              <text:p text:style-name="P2"><text:span text:style-name="T1"/></text:p>
              <text:p text:style-name="P2"><text:span text:style-name="T1">GP <text:s text:c="3"/>Literal de Gestión de Problemas.</text:span></text:p>
              <text:p text:style-name="P2"><text:span text:style-name="T1">14 <text:s text:c="5"/>Identificativo del año.</text:span></text:p>
              <text:p text:style-name="P2"><text:span text:style-name="T1">*** <text:s text:c="3"/>Número correlativo 01, 02, ..</text:span></text:p>
            </office:annotation>
            <text:p>GP-15-005</text:p>
          </table:table-cell>
          <table:covered-table-cell table:number-columns-repeated="5" table:style-name="ce80"/>
          <table:table-cell table:style-name="ce68"/>
          <table:table-cell table:style-name="ce86" office:value-type="string" calcext:value-type="string">
            <text:p>Fecha Solicitud</text:p>
          </table:table-cell>
          <table:table-cell table:style-name="ce88" table:number-columns-repeated="5"/>
          <table:table-cell table:style-name="ce102" office:value-type="date" office:date-value="2015-02-04" calcext:value-type="date" table:number-columns-spanned="5" table:number-rows-spanned="1">
            <office:annotation draw:style-name="gr2" draw:text-style-name="P2" svg:width="3.582cm" svg:height="1.959cm" svg:x="14.901cm" svg:y="3.783cm" draw:caption-point-x="-0.402cm" draw:caption-point-y="0.275cm">
              <dc:date>2014-06-24T00:00:00</dc:date>
              <text:p text:style-name="P2"><text:span text:style-name="T1">Fecha <text:s/>en <text:s/>que <text:s/>el solicitante envía el GP <text:s/>al Gestor de Problemas</text:span></text:p>
            </office:annotation>
            <text:p>04/02/2015</text:p>
          </table:table-cell>
          <table:covered-table-cell table:number-columns-repeated="4" table:style-name="ce102"/>
          <table:table-cell table:style-name="ce42" table:number-columns-repeated="4"/>
          <table:table-cell table:style-name="ce112"/>
          <table:table-cell table:number-columns-repeated="993"/>
        </table:table-row>
        <table:table-row table:style-name="ro2">
          <table:table-cell/>
          <table:table-cell table:style-name="ce33" office:value-type="string" calcext:value-type="string" table:number-columns-spanned="13" table:number-rows-spanned="1">
            <text:p>(A cumplimentar por el Gestor de Problemas)</text:p>
          </table:table-cell>
          <table:covered-table-cell table:number-columns-repeated="12" table:style-name="ce33"/>
          <table:table-cell table:style-name="ce42" table:number-columns-repeated="16"/>
          <table:table-cell table:style-name="ce112"/>
          <table:table-cell table:number-columns-repeated="993"/>
        </table:table-row>
        <table:table-row table:style-name="ro1">
          <table:table-cell/>
          <table:table-cell table:style-name="ce34"/>
          <table:table-cell table:style-name="ce46" table:number-columns-repeated="19"/>
          <table:table-cell table:style-name="ce103" table:number-columns-repeated="9"/>
          <table:table-cell table:style-name="ce115"/>
          <table:table-cell table:number-columns-repeated="993"/>
        </table:table-row>
        <table:table-row table:style-name="ro1">
          <table:table-cell/>
          <table:table-cell table:style-name="ce35"/>
          <table:table-cell table:style-name="ce47" office:value-type="string" calcext:value-type="string">
            <text:p>Datos del Solicitante:</text:p>
          </table:table-cell>
          <table:table-cell table:style-name="ce47" table:number-columns-repeated="3"/>
          <table:table-cell table:style-name="ce72" table:number-columns-repeated="15"/>
          <table:table-cell table:style-name="ce104" table:number-columns-repeated="4"/>
          <table:table-cell table:style-name="ce72" table:number-columns-repeated="5"/>
          <table:table-cell table:style-name="ce116"/>
          <table:table-cell table:number-columns-repeated="993"/>
        </table:table-row>
        <table:table-row table:style-name="ro1">
          <table:table-cell/>
          <table:table-cell table:style-name="ce36"/>
          <table:table-cell table:style-name="ce48" table:number-columns-repeated="3"/>
          <table:table-cell table:style-name="ce69"/>
          <table:table-cell table:style-name="ce73" table:number-columns-repeated="15"/>
          <table:table-cell table:style-name="ce105" table:number-columns-repeated="4"/>
          <table:table-cell table:style-name="ce73" table:number-columns-repeated="5"/>
          <table:table-cell table:style-name="ce117"/>
          <table:table-cell table:number-columns-repeated="993"/>
        </table:table-row>
        <table:table-row table:style-name="ro13">
          <table:table-cell/>
          <table:table-cell table:style-name="ce27"/>
          <table:table-cell table:style-name="ce42" office:value-type="string" calcext:value-type="string">
            <text:p>Nombre: </text:p>
          </table:table-cell>
          <table:table-cell table:style-name="ce68" table:number-columns-repeated="2"/>
          <table:table-cell table:style-name="ce70" office:value-type="string" calcext:value-type="string" table:number-columns-spanned="25" table:number-rows-spanned="1">
            <text:p>Carlos Orestes Cruz Carrasco</text:p>
          </table:table-cell>
          <table:covered-table-cell table:number-columns-repeated="24" table:style-name="ce70"/>
          <table:table-cell table:style-name="ce112"/>
          <table:table-cell table:number-columns-repeated="993"/>
        </table:table-row>
        <table:table-row table:style-name="ro1">
          <table:table-cell/>
          <table:table-cell table:style-name="ce27"/>
          <table:table-cell table:style-name="ce42"/>
          <table:table-cell table:style-name="ce68" table:number-columns-repeated="3"/>
          <table:table-cell table:style-name="ce42" table:number-columns-repeated="24"/>
          <table:table-cell table:style-name="ce112"/>
          <table:table-cell table:number-columns-repeated="993"/>
        </table:table-row>
        <table:table-row table:style-name="ro13">
          <table:table-cell/>
          <table:table-cell table:style-name="ce27"/>
          <table:table-cell table:style-name="ce42" office:value-type="string" calcext:value-type="string">
            <text:p>Teléfono</text:p>
          </table:table-cell>
          <table:table-cell table:style-name="ce42" table:number-columns-repeated="2"/>
          <table:table-cell table:style-name="ce71" office:value-type="float" office:value="648927061" calcext:value-type="float" table:number-columns-spanned="8" table:number-rows-spanned="1">
            <text:p>648927061</text:p>
          </table:table-cell>
          <table:covered-table-cell table:number-columns-repeated="7" table:style-name="ce71"/>
          <table:table-cell table:style-name="ce42" office:value-type="string" calcext:value-type="string">
            <text:p>E-Mail</text:p>
          </table:table-cell>
          <table:table-cell table:style-name="ce42" table:number-columns-repeated="2"/>
          <table:table-cell table:style-name="ce89" office:value-type="string" calcext:value-type="string" table:number-columns-spanned="14" table:number-rows-spanned="1">
            <text:p><text:a xlink:href="mailto:cocruz@indra.es" xlink:type="simple">cocruz@indra.es</text:a></text:p>
          </table:table-cell>
          <table:covered-table-cell table:number-columns-repeated="13" table:style-name="ce89"/>
          <table:table-cell table:style-name="ce112"/>
          <table:table-cell table:number-columns-repeated="993"/>
        </table:table-row>
        <table:table-row table:style-name="ro1">
          <table:table-cell/>
          <table:table-cell table:style-name="ce27"/>
          <table:table-cell table:style-name="ce42" table:number-columns-repeated="5"/>
          <table:table-cell table:style-name="ce78" table:number-columns-repeated="4"/>
          <table:table-cell table:style-name="ce42" table:number-columns-repeated="10"/>
          <table:table-cell table:style-name="ce78" table:number-columns-repeated="4"/>
          <table:table-cell table:style-name="ce42" table:number-columns-repeated="5"/>
          <table:table-cell table:style-name="ce112"/>
          <table:table-cell table:number-columns-repeated="993"/>
        </table:table-row>
        <table:table-row table:style-name="ro14">
          <table:table-cell/>
          <table:table-cell table:style-name="ce27"/>
          <table:table-cell table:style-name="ce42" office:value-type="string" calcext:value-type="string">
            <text:p>Departamento/Área/Unidad</text:p>
          </table:table-cell>
          <table:table-cell table:style-name="ce42" table:number-columns-repeated="8"/>
          <table:table-cell table:style-name="ce71" office:value-type="string" calcext:value-type="string" table:number-columns-spanned="19" table:number-rows-spanned="1">
            <text:p>Operaciones/Explotación de sistemas/Soporte funcional correo</text:p>
          </table:table-cell>
          <table:covered-table-cell table:number-columns-repeated="18" table:style-name="ce71"/>
          <table:table-cell table:style-name="ce112"/>
          <table:table-cell table:number-columns-repeated="993"/>
        </table:table-row>
        <table:table-row table:style-name="ro1">
          <table:table-cell/>
          <table:table-cell table:style-name="ce27"/>
          <table:table-cell table:style-name="ce42" table:number-columns-repeated="28"/>
          <table:table-cell table:style-name="ce112"/>
          <table:table-cell table:number-columns-repeated="993"/>
        </table:table-row>
        <table:table-row table:style-name="ro1">
          <table:table-cell/>
          <table:table-cell table:style-name="ce37"/>
          <table:table-cell table:style-name="ce49" office:value-type="string" calcext:value-type="string" table:number-columns-spanned="28" table:number-rows-spanned="1">
            <text:p>Clasificación del problema</text:p>
          </table:table-cell>
          <table:covered-table-cell table:number-columns-repeated="27" table:style-name="ce49"/>
          <table:table-cell table:style-name="ce118"/>
          <table:table-cell table:number-columns-repeated="993"/>
        </table:table-row>
        <table:table-row table:style-name="ro1">
          <table:table-cell/>
          <table:table-cell table:style-name="ce27"/>
          <table:table-cell table:style-name="ce42" table:number-columns-repeated="16"/>
          <table:table-cell table:number-columns-repeated="6"/>
          <table:table-cell table:style-name="ce42" table:number-columns-repeated="6"/>
          <table:table-cell table:style-name="ce112"/>
          <table:table-cell table:number-columns-repeated="993"/>
        </table:table-row>
        <table:table-row table:style-name="ro14">
          <table:table-cell/>
          <table:table-cell table:style-name="ce27"/>
          <table:table-cell table:style-name="ce42" office:value-type="string" calcext:value-type="string">
            <text:p>Tipo</text:p>
          </table:table-cell>
          <table:table-cell/>
          <table:table-cell table:style-name="ce52" table:content-validation-name="val3" office:value-type="string" calcext:value-type="string" table:number-columns-spanned="6" table:number-rows-spanned="1">
            <text:p>Reactivo</text:p>
          </table:table-cell>
          <table:covered-table-cell table:number-columns-repeated="5" table:style-name="ce52" table:content-validation-name="val3"/>
          <table:table-cell table:style-name="ce42" table:number-columns-repeated="2"/>
          <table:table-cell table:number-columns-repeated="3"/>
          <table:table-cell table:style-name="ce42" office:value-type="string" calcext:value-type="string">
            <text:p>Cliente</text:p>
          </table:table-cell>
          <table:table-cell table:number-columns-repeated="2"/>
          <table:table-cell table:style-name="ce52" table:content-validation-name="val10" office:value-type="string" calcext:value-type="string" table:number-columns-spanned="6" table:number-rows-spanned="1">
            <text:p>Interno</text:p>
          </table:table-cell>
          <table:covered-table-cell table:number-columns-repeated="5" table:style-name="ce52" table:content-validation-name="val10"/>
          <table:table-cell table:style-name="ce42" table:number-columns-repeated="6"/>
          <table:table-cell table:style-name="ce112"/>
          <table:table-cell table:number-columns-repeated="993"/>
        </table:table-row>
        <table:table-row table:style-name="ro1">
          <table:table-cell/>
          <table:table-cell table:style-name="ce27"/>
          <table:table-cell table:style-name="ce42" table:number-columns-repeated="18"/>
          <table:table-cell table:style-name="ce99"/>
          <table:table-cell table:style-name="ce42" table:number-columns-repeated="9"/>
          <table:table-cell table:style-name="ce112"/>
          <table:table-cell table:number-columns-repeated="993"/>
        </table:table-row>
        <table:table-row table:style-name="ro14">
          <table:table-cell/>
          <table:table-cell table:style-name="ce27"/>
          <table:table-cell table:style-name="ce50" office:value-type="string" calcext:value-type="string">
            <text:p>Entorno</text:p>
          </table:table-cell>
          <table:table-cell table:style-name="ce42" table:number-columns-repeated="3"/>
          <table:table-cell table:style-name="ce74" table:content-validation-name="val4" office:value-type="string" calcext:value-type="string" table:number-columns-spanned="21" table:number-rows-spanned="1">
            <text:p>CJDA-Correo Corporativo Junta de Andalucía</text:p>
          </table:table-cell>
          <table:covered-table-cell table:number-columns-repeated="20" table:style-name="ce74" table:content-validation-name="val4"/>
          <table:table-cell table:number-columns-repeated="2"/>
          <table:table-cell table:style-name="ce42"/>
          <table:table-cell table:style-name="ce112"/>
          <table:table-cell table:number-columns-repeated="993"/>
        </table:table-row>
        <table:table-row table:style-name="ro25">
          <table:table-cell/>
          <table:table-cell table:style-name="ce27"/>
          <table:table-cell table:number-columns-repeated="28"/>
          <table:table-cell table:style-name="ce112"/>
          <table:table-cell table:number-columns-repeated="993"/>
        </table:table-row>
        <table:table-row table:style-name="ro26">
          <table:table-cell/>
          <table:table-cell table:style-name="ce27"/>
          <table:table-cell table:style-name="ce42" office:value-type="string" calcext:value-type="string">
            <text:p>Subentorno</text:p>
          </table:table-cell>
          <table:table-cell table:number-columns-repeated="2"/>
          <table:table-cell table:style-name="ce42"/>
          <table:table-cell table:style-name="ce75" table:content-validation-name="val5" office:value-type="string" calcext:value-type="string" table:number-columns-spanned="21" table:number-rows-spanned="1">
            <text:p>CJDA-WEBM-001-Webmail</text:p>
          </table:table-cell>
          <table:covered-table-cell table:number-columns-repeated="20" table:style-name="ce75" table:content-validation-name="val7"/>
          <table:table-cell table:style-name="ce100" table:content-validation-name="val8"/>
          <table:table-cell table:style-name="ce42" table:number-columns-repeated="2"/>
          <table:table-cell table:style-name="ce112"/>
          <table:table-cell table:number-columns-repeated="993"/>
        </table:table-row>
        <table:table-row table:style-name="ro1">
          <table:table-cell/>
          <table:table-cell table:style-name="ce27"/>
          <table:table-cell table:style-name="ce42"/>
          <table:table-cell table:number-columns-repeated="2"/>
          <table:table-cell table:style-name="ce42"/>
          <table:table-cell table:style-name="ce76" table:content-validation-name="val6"/>
          <table:table-cell table:style-name="ce76" table:number-columns-repeated="20"/>
          <table:table-cell table:style-name="ce100" table:content-validation-name="val8" table:number-columns-repeated="2"/>
          <table:table-cell table:style-name="ce42"/>
          <table:table-cell table:style-name="ce112"/>
          <table:table-cell table:number-columns-repeated="993"/>
        </table:table-row>
        <table:table-row table:style-name="ro1">
          <table:table-cell/>
          <table:table-cell table:style-name="ce27"/>
          <table:table-cell table:style-name="ce51" office:value-type="string" calcext:value-type="string" table:number-columns-spanned="9" table:number-rows-spanned="1">
            <office:annotation draw:style-name="gr2" draw:text-style-name="P2" svg:width="17.032cm" svg:height="3.335cm" svg:x="3.355cm" svg:y="8.02cm" draw:caption-point-x="2.757cm" draw:caption-point-y="5.196cm">
              <dc:date>2014-06-24T00:00:00</dc:date>
              <text:p text:style-name="P2"><text:span text:style-name="T1">IMPACTO:</text:span></text:p>
              <text:p text:style-name="P2"><text:span text:style-name="T1">- Alto: Corte del servicio, con una pérdida total de funcionalidades o una degradación extrema.</text:span></text:p>
              <text:p text:style-name="P2"><text:span text:style-name="T1">- Medio: Degradación de gran parte de las funcionalidades del servicio. El número e importancia de los usuarios afectados son significativos respecto al total.</text:span></text:p>
              <text:p text:style-name="P2"><text:span text:style-name="T1">- Bajo: Degradación leve del servicio, con pérdida de algunas de sus funcionalidades no esenciales, “microcortes” esporádicos, o una disminución de su rendimiento. El número e importancia de los usuarios afectados no son significativos respecto al total</text:span></text:p>
              <text:p text:style-name="P2"><text:span text:style-name="T1">majadraque:</text:span></text:p>
            </office:annotation>
            <text:p>Impacto</text:p>
          </table:table-cell>
          <table:covered-table-cell table:number-columns-repeated="8" table:style-name="ce51"/>
          <table:table-cell table:style-name="ce42" table:number-columns-repeated="2"/>
          <table:table-cell table:style-name="ce51" office:value-type="string" calcext:value-type="string" table:number-columns-spanned="7" table:number-rows-spanned="1">
            <office:annotation draw:style-name="gr2" draw:text-style-name="P2" svg:width="12.756cm" svg:height="5.319cm" svg:x="11.546cm" svg:y="12.941cm" draw:caption-point-x="-0.402cm" draw:caption-point-y="0.275cm">
              <dc:date>2014-06-24T00:00:00</dc:date>
              <text:p text:style-name="P2"><text:span text:style-name="T1">URGENCIA:</text:span></text:p>
              <text:p text:style-name="P2"><text:span text:style-name="T1">- Extrema: El servicio afectado es clave para el negocio/cliente y está comprometido con la categoría de más alta importancia. NO es posible retrasar la resolución del problema.</text:span></text:p>
              <text:p text:style-name="P2"><text:span text:style-name="T1">- Alta: El servicio afectado es de criticidad alta para el negocio/cliente y está comprometido con una categoría de alta importancia. Solo es posible retrasar la resolución del problema en favor de una urgencia extrema.</text:span></text:p>
              <text:p text:style-name="P2"><text:span text:style-name="T1">- Media: El servicio afectado es de criticidad media para el negocio/cliente y está comprometido con una categoría normal. Es posible retrasar la resolución del problema.</text:span></text:p>
              <text:p text:style-name="P2"><text:span text:style-name="T1">- Baja: El servicio afectado es de criticidad baja para el negocio/cliente y está comprometido con una categoría menor. Es posible retrasar la resolución del problema</text:span></text:p>
            </office:annotation>
            <text:p>Urgencia</text:p>
          </table:table-cell>
          <table:covered-table-cell table:number-columns-repeated="6" table:style-name="ce51"/>
          <table:table-cell table:style-name="ce100" table:content-validation-name="val1"/>
          <table:table-cell table:style-name="ce42" table:number-columns-repeated="9"/>
          <table:table-cell table:style-name="ce112"/>
          <table:table-cell table:number-columns-repeated="993"/>
        </table:table-row>
        <table:table-row table:style-name="ro14">
          <table:table-cell/>
          <table:table-cell table:style-name="ce27"/>
          <table:table-cell table:style-name="ce52" table:content-validation-name="val1" office:value-type="string" calcext:value-type="string" table:number-columns-spanned="9" table:number-rows-spanned="1">
            <text:p>BAJO</text:p>
          </table:table-cell>
          <table:covered-table-cell table:number-columns-repeated="8" table:style-name="ce52" table:content-validation-name="val1"/>
          <table:table-cell table:style-name="ce42" table:number-columns-repeated="2"/>
          <table:table-cell table:style-name="ce52" table:content-validation-name="val8" office:value-type="string" calcext:value-type="string" table:number-columns-spanned="7" table:number-rows-spanned="1">
            <text:p>BAJA</text:p>
          </table:table-cell>
          <table:covered-table-cell table:number-columns-repeated="6" table:style-name="ce52" table:content-validation-name="val8"/>
          <table:table-cell table:style-name="ce100" table:content-validation-name="val1"/>
          <table:table-cell table:style-name="ce42" table:number-columns-repeated="9"/>
          <table:table-cell table:style-name="ce112"/>
          <table:table-cell table:number-columns-repeated="993"/>
        </table:table-row>
        <table:table-row table:style-name="ro1">
          <table:table-cell/>
          <table:table-cell table:style-name="ce27"/>
          <table:table-cell table:style-name="ce42" office:value-type="string" calcext:value-type="string">
            <text:p>Problema repetitivo</text:p>
          </table:table-cell>
          <table:table-cell table:style-name="ce42" table:number-columns-repeated="11"/>
          <table:table-cell table:style-name="ce42" office:value-type="string" calcext:value-type="string">
            <text:p>CIs</text:p>
          </table:table-cell>
          <table:table-cell table:style-name="ce42" office:value-type="string" calcext:value-type="string">
            <text:p>(si se conocen)</text:p>
          </table:table-cell>
          <table:table-cell table:style-name="ce42" table:number-columns-repeated="14"/>
          <table:table-cell table:style-name="ce112"/>
          <table:table-cell table:number-columns-repeated="993"/>
        </table:table-row>
        <table:table-row table:style-name="ro14">
          <table:table-cell/>
          <table:table-cell table:style-name="ce27"/>
          <table:table-cell table:style-name="ce52" table:content-validation-name="val2" table:number-columns-spanned="9" table:number-rows-spanned="1"/>
          <table:covered-table-cell table:number-columns-repeated="8" table:style-name="ce52"/>
          <table:table-cell table:style-name="ce42" table:number-columns-repeated="2"/>
          <table:table-cell table:style-name="ce71" office:value-type="string" calcext:value-type="string" table:number-columns-spanned="8" table:number-rows-spanned="1">
            <text:p>CCOMEN01(DI-3002) CCOMEN02(DI-3003)</text:p>
          </table:table-cell>
          <table:covered-table-cell table:number-columns-repeated="7" table:style-name="ce71"/>
          <table:table-cell table:style-name="ce42" table:number-columns-repeated="9"/>
          <table:table-cell table:style-name="ce112"/>
          <table:table-cell table:number-columns-repeated="993"/>
        </table:table-row>
        <table:table-row table:style-name="ro1">
          <table:table-cell/>
          <table:table-cell table:style-name="ce27"/>
          <table:table-cell table:style-name="ce42" table:number-columns-repeated="18"/>
          <table:table-cell table:style-name="ce99"/>
          <table:table-cell table:style-name="ce42" table:number-columns-repeated="9"/>
          <table:table-cell table:style-name="ce112"/>
          <table:table-cell table:number-columns-repeated="993"/>
        </table:table-row>
        <table:table-row table:style-name="ro27">
          <table:table-cell/>
          <table:table-cell table:style-name="ce27"/>
          <table:table-cell table:style-name="ce42" office:value-type="string" calcext:value-type="string">
            <text:p>Detallar Otros (de cualquier índoles)</text:p>
          </table:table-cell>
          <table:table-cell table:style-name="ce42" table:number-columns-repeated="25"/>
          <table:table-cell table:style-name="ce108" table:content-validation-name="val9"/>
          <table:table-cell table:style-name="ce42"/>
          <table:table-cell table:style-name="ce112"/>
          <table:table-cell table:number-columns-repeated="993"/>
        </table:table-row>
        <table:table-row table:style-name="ro14">
          <table:table-cell/>
          <table:table-cell table:style-name="ce38"/>
          <table:table-cell table:style-name="ce53" table:number-columns-spanned="28" table:number-rows-spanned="2"/>
          <table:covered-table-cell table:number-columns-repeated="27" table:style-name="ce53"/>
          <table:table-cell table:style-name="ce119"/>
          <table:table-cell table:number-columns-repeated="993"/>
        </table:table-row>
        <table:table-row table:style-name="ro14">
          <table:table-cell/>
          <table:table-cell table:style-name="ce38"/>
          <table:covered-table-cell table:number-columns-repeated="28" table:style-name="ce53"/>
          <table:table-cell table:style-name="ce119"/>
          <table:table-cell table:number-columns-repeated="993"/>
        </table:table-row>
        <table:table-row table:style-name="ro1">
          <table:table-cell/>
          <table:table-cell table:style-name="ce39"/>
          <table:table-cell table:style-name="ce54" table:number-columns-repeated="28"/>
          <table:table-cell table:style-name="ce120"/>
          <table:table-cell table:number-columns-repeated="993"/>
        </table:table-row>
        <table:table-row table:style-name="ro1">
          <table:table-cell/>
          <table:table-cell table:style-name="ce40"/>
          <table:table-cell table:style-name="ce55" office:value-type="string" calcext:value-type="string" table:number-columns-spanned="20" table:number-rows-spanned="1">
            <text:p>Datos del problema: </text:p>
          </table:table-cell>
          <table:covered-table-cell table:number-columns-repeated="19" table:style-name="ce55"/>
          <table:table-cell table:style-name="ce55" table:number-columns-repeated="3"/>
          <table:table-cell table:style-name="ce107" table:number-columns-repeated="5"/>
          <table:table-cell table:style-name="ce121"/>
          <table:table-cell table:number-columns-repeated="993"/>
        </table:table-row>
        <table:table-row table:style-name="ro14">
          <table:table-cell/>
          <table:table-cell table:style-name="ce31"/>
          <table:table-cell table:style-name="ce56" office:value-type="string" calcext:value-type="string">
            <text:p>Usuarios afectados</text:p>
          </table:table-cell>
          <table:table-cell table:style-name="ce45" table:number-columns-repeated="15"/>
          <table:table-cell table:style-name="ce93"/>
          <table:table-cell table:style-name="ce96" office:value-type="string" calcext:value-type="string">
            <text:p>Equipos afectados: </text:p>
          </table:table-cell>
          <table:table-cell table:style-name="ce45" table:number-columns-repeated="5"/>
          <table:table-cell table:style-name="ce45" office:value-type="string" calcext:value-type="string">
            <text:p>Servidores</text:p>
          </table:table-cell>
          <table:table-cell table:style-name="ce45" table:number-columns-repeated="3"/>
          <table:table-cell table:style-name="ce109" table:content-validation-name="val9" office:value-type="string" calcext:value-type="string">
            <text:p>X</text:p>
          </table:table-cell>
          <table:table-cell table:style-name="ce122"/>
          <table:table-cell table:number-columns-repeated="993"/>
        </table:table-row>
        <table:table-row table:style-name="ro14">
          <table:table-cell/>
          <table:table-cell table:style-name="ce27"/>
          <table:table-cell table:style-name="ce57" office:value-type="string" calcext:value-type="string">
            <text:p>Todos los usuarios/algunos usuarios críticos (VIPS)</text:p>
          </table:table-cell>
          <table:table-cell table:style-name="ce57" table:number-columns-repeated="8"/>
          <table:table-cell table:style-name="ce81"/>
          <table:table-cell table:style-name="ce57"/>
          <table:table-cell table:style-name="ce81" table:number-columns-repeated="3"/>
          <table:table-cell table:style-name="ce90"/>
          <table:table-cell table:style-name="ce92" table:content-validation-name="val9" office:value-type="string" calcext:value-type="string">
            <text:p>X</text:p>
          </table:table-cell>
          <table:table-cell table:style-name="ce94"/>
          <table:table-cell table:style-name="ce97" office:value-type="string" calcext:value-type="string">
            <text:p>Otros equipos (indicar)</text:p>
          </table:table-cell>
          <table:table-cell table:style-name="ce42" table:number-columns-repeated="10"/>
          <table:table-cell table:style-name="ce112"/>
          <table:table-cell table:number-columns-repeated="993"/>
        </table:table-row>
        <table:table-row table:style-name="ro2">
          <table:table-cell/>
          <table:table-cell table:style-name="ce27"/>
          <table:table-cell table:style-name="ce58" office:value-type="string" calcext:value-type="string">
            <text:p>Algunos usuarios no críticos</text:p>
          </table:table-cell>
          <table:table-cell table:style-name="ce58" table:number-columns-repeated="8"/>
          <table:table-cell table:style-name="ce85"/>
          <table:table-cell table:style-name="ce58"/>
          <table:table-cell table:style-name="ce85" table:number-columns-repeated="3"/>
          <table:table-cell table:style-name="ce91"/>
          <table:table-cell table:style-name="ce92" table:content-validation-name="val9"/>
          <table:table-cell table:style-name="ce94"/>
          <table:table-cell table:style-name="ce98" office:value-type="string" calcext:value-type="string" table:number-columns-spanned="12" table:number-rows-spanned="3">
            <text:p>Pcs de clientes</text:p>
          </table:table-cell>
          <table:covered-table-cell table:number-columns-repeated="11" table:style-name="ce98"/>
          <table:table-cell table:number-columns-repeated="993"/>
        </table:table-row>
        <table:table-row table:style-name="ro1">
          <table:table-cell/>
          <table:table-cell table:style-name="ce27"/>
          <table:table-cell table:style-name="ce57" office:value-type="string" calcext:value-type="string">
            <text:p>Un solo usuario</text:p>
          </table:table-cell>
          <table:table-cell table:style-name="ce57" table:number-columns-repeated="5"/>
          <table:table-cell table:style-name="ce81"/>
          <table:table-cell table:style-name="ce57" table:number-columns-repeated="4"/>
          <table:table-cell table:style-name="ce85" table:number-columns-repeated="3"/>
          <table:table-cell table:style-name="ce91"/>
          <table:table-cell table:style-name="ce92" table:content-validation-name="val9"/>
          <table:table-cell table:style-name="ce94"/>
          <table:covered-table-cell table:number-columns-repeated="12" table:style-name="ce98"/>
          <table:table-cell table:number-columns-repeated="993"/>
        </table:table-row>
        <table:table-row table:style-name="ro1">
          <table:table-cell/>
          <table:table-cell table:style-name="ce34"/>
          <table:table-cell table:style-name="ce59" table:number-columns-repeated="5"/>
          <table:table-cell table:style-name="ce46"/>
          <table:table-cell table:style-name="ce59" table:number-columns-repeated="5"/>
          <table:table-cell table:style-name="ce46" table:number-columns-repeated="2"/>
          <table:table-cell table:style-name="ce87" table:number-columns-repeated="3"/>
          <table:table-cell table:style-name="ce95"/>
          <table:covered-table-cell table:number-columns-repeated="12" table:style-name="ce98"/>
          <table:table-cell table:number-columns-repeated="993"/>
        </table:table-row>
        <table:table-row table:style-name="ro1">
          <table:table-cell/>
          <table:table-cell table:style-name="ce27"/>
          <table:table-cell table:style-name="ce42" table:number-columns-repeated="13"/>
          <table:table-cell table:style-name="ce83" table:number-columns-repeated="15"/>
          <table:table-cell table:style-name="ce112"/>
          <table:table-cell table:number-columns-repeated="993"/>
        </table:table-row>
        <table:table-row table:style-name="ro2">
          <table:table-cell/>
          <table:table-cell table:style-name="ce27"/>
          <table:table-cell table:style-name="ce60" office:value-type="string" calcext:value-type="string" table:number-columns-spanned="4" table:number-rows-spanned="2">
            <text:p>Resumen /Titulo</text:p>
          </table:table-cell>
          <table:covered-table-cell table:number-columns-repeated="3" table:style-name="ce60"/>
          <table:table-cell table:style-name="ce77" office:value-type="string" calcext:value-type="string" table:number-columns-spanned="24" table:number-rows-spanned="2">
            <text:p>Estado usuarios de mensajería en Grupos</text:p>
          </table:table-cell>
          <table:covered-table-cell table:number-columns-repeated="23" table:style-name="ce77"/>
          <table:table-cell table:style-name="ce123"/>
          <table:table-cell table:number-columns-repeated="993"/>
        </table:table-row>
        <table:table-row table:style-name="ro1">
          <table:table-cell/>
          <table:table-cell table:style-name="ce27"/>
          <table:covered-table-cell table:number-columns-repeated="4" table:style-name="ce60"/>
          <table:covered-table-cell table:number-columns-repeated="24" table:style-name="ce77"/>
          <table:table-cell table:style-name="ce123"/>
          <table:table-cell table:number-columns-repeated="993"/>
        </table:table-row>
        <table:table-row table:style-name="ro1">
          <table:table-cell/>
          <table:table-cell table:style-name="ce27"/>
          <table:table-cell table:style-name="ce42" table:number-columns-repeated="13"/>
          <table:table-cell table:style-name="ce83" table:number-columns-repeated="15"/>
          <table:table-cell table:style-name="ce112"/>
          <table:table-cell table:number-columns-repeated="993"/>
        </table:table-row>
        <table:table-row table:style-name="ro1">
          <table:table-cell/>
          <table:table-cell table:style-name="ce27"/>
          <table:table-cell table:style-name="ce42" office:value-type="string" calcext:value-type="string">
            <text:p>Descripción del problema</text:p>
          </table:table-cell>
          <table:table-cell table:style-name="ce42" table:number-columns-repeated="4"/>
          <table:table-cell table:style-name="ce79" table:number-columns-repeated="3"/>
          <table:table-cell table:style-name="ce83"/>
          <table:table-cell table:style-name="ce42" table:number-columns-repeated="19"/>
          <table:table-cell table:style-name="ce112"/>
          <table:table-cell table:number-columns-repeated="993"/>
        </table:table-row>
        <table:table-row table:style-name="ro14">
          <table:table-cell/>
          <table:table-cell table:style-name="ce27"/>
          <table:table-cell table:style-name="ce53" office:value-type="string" calcext:value-type="string" table:number-columns-spanned="28" table:number-rows-spanned="5">
            <text:p>Se comprueba que en los Grupos de mensajería no se indica el estado de los usuarios suscritos que no se tienen agregados como Contactos.</text:p>
          </table:table-cell>
          <table:covered-table-cell table:number-columns-repeated="27" table:style-name="ce53"/>
          <table:table-cell table:style-name="ce112"/>
          <table:table-cell table:number-columns-repeated="993"/>
        </table:table-row>
        <table:table-row table:style-name="ro14">
          <table:table-cell/>
          <table:table-cell table:style-name="ce27"/>
          <table:covered-table-cell table:number-columns-repeated="28" table:style-name="ce53"/>
          <table:table-cell table:style-name="ce112"/>
          <table:table-cell table:number-columns-repeated="993"/>
        </table:table-row>
        <table:table-row table:style-name="ro14">
          <table:table-cell/>
          <table:table-cell table:style-name="ce27"/>
          <table:covered-table-cell table:number-columns-repeated="28" table:style-name="ce53"/>
          <table:table-cell table:style-name="ce112"/>
          <table:table-cell table:number-columns-repeated="993"/>
        </table:table-row>
        <table:table-row table:style-name="ro14">
          <table:table-cell/>
          <table:table-cell table:style-name="ce27"/>
          <table:covered-table-cell table:number-columns-repeated="28" table:style-name="ce53"/>
          <table:table-cell table:style-name="ce112"/>
          <table:table-cell table:number-columns-repeated="993"/>
        </table:table-row>
        <table:table-row table:style-name="ro14">
          <table:table-cell/>
          <table:table-cell table:style-name="ce27"/>
          <table:covered-table-cell table:number-columns-repeated="28" table:style-name="ce53"/>
          <table:table-cell table:style-name="ce112"/>
          <table:table-cell table:number-columns-repeated="993"/>
        </table:table-row>
        <table:table-row table:style-name="ro1">
          <table:table-cell/>
          <table:table-cell table:style-name="ce39"/>
          <table:table-cell table:style-name="ce54" table:number-columns-repeated="28"/>
          <table:table-cell table:style-name="ce120"/>
          <table:table-cell table:number-columns-repeated="993"/>
        </table:table-row>
        <table:table-row table:style-name="ro1">
          <table:table-cell/>
          <table:table-cell table:style-name="ce27"/>
          <table:table-cell table:style-name="ce42" table:number-columns-repeated="28"/>
          <table:table-cell table:style-name="ce112"/>
          <table:table-cell table:number-columns-repeated="993"/>
        </table:table-row>
        <table:table-row table:style-name="ro2">
          <table:table-cell/>
          <table:table-cell table:style-name="ce27"/>
          <table:table-cell table:style-name="ce42" office:value-type="string" calcext:value-type="string">
            <text:p>Ticket Asociado</text:p>
          </table:table-cell>
          <table:table-cell table:style-name="ce42" table:number-columns-repeated="5"/>
          <table:table-cell table:style-name="ce82" office:value-type="float" office:value="111606" calcext:value-type="float" table:number-columns-spanned="22" table:number-rows-spanned="1">
            <text:p>111606</text:p>
          </table:table-cell>
          <table:covered-table-cell table:number-columns-repeated="21" table:style-name="ce53"/>
          <table:table-cell table:style-name="ce112"/>
          <table:table-cell table:number-columns-repeated="993"/>
        </table:table-row>
        <table:table-row table:style-name="ro1">
          <table:table-cell/>
          <table:table-cell table:style-name="ce27"/>
          <table:table-cell table:style-name="ce42" table:number-columns-repeated="6"/>
          <table:table-cell table:style-name="ce83" table:number-columns-repeated="22"/>
          <table:table-cell table:style-name="ce112"/>
          <table:table-cell table:number-columns-repeated="993"/>
        </table:table-row>
        <table:table-row table:style-name="ro1">
          <table:table-cell/>
          <table:table-cell table:style-name="ce27"/>
          <table:table-cell table:style-name="ce61" office:value-type="string" calcext:value-type="string">
            <text:p>Observaciones/Otros datos de interés: TI asociados, resultados de mediciones, Doc. de referencia, etc</text:p>
          </table:table-cell>
          <table:table-cell table:style-name="ce42" table:number-columns-repeated="27"/>
          <table:table-cell table:style-name="ce112"/>
          <table:table-cell table:number-columns-repeated="993"/>
        </table:table-row>
        <table:table-row table:style-name="ro14">
          <table:table-cell/>
          <table:table-cell table:style-name="ce27"/>
          <table:table-cell table:style-name="ce62" table:number-columns-spanned="28" table:number-rows-spanned="4"/>
          <table:covered-table-cell table:number-columns-repeated="27" table:style-name="ce62"/>
          <table:table-cell table:style-name="ce112"/>
          <table:table-cell table:number-columns-repeated="993"/>
        </table:table-row>
        <table:table-row table:style-name="ro1">
          <table:table-cell/>
          <table:table-cell table:style-name="ce27"/>
          <table:covered-table-cell table:number-columns-repeated="28" table:style-name="ce62"/>
          <table:table-cell table:style-name="ce112"/>
          <table:table-cell table:number-columns-repeated="993"/>
        </table:table-row>
        <table:table-row table:style-name="ro1">
          <table:table-cell/>
          <table:table-cell table:style-name="ce27"/>
          <table:covered-table-cell table:number-columns-repeated="28" table:style-name="ce62"/>
          <table:table-cell table:style-name="ce112"/>
          <table:table-cell table:number-columns-repeated="993"/>
        </table:table-row>
        <table:table-row table:style-name="ro1">
          <table:table-cell/>
          <table:table-cell table:style-name="ce27"/>
          <table:covered-table-cell table:number-columns-repeated="28" table:style-name="ce62"/>
          <table:table-cell table:style-name="ce112"/>
          <table:table-cell table:number-columns-repeated="993"/>
        </table:table-row>
        <table:table-row table:style-name="ro1">
          <table:table-cell/>
          <table:table-cell table:style-name="ce39"/>
          <table:table-cell table:style-name="ce63" table:number-columns-repeated="28"/>
          <table:table-cell table:style-name="ce120"/>
          <table:table-cell table:number-columns-repeated="993"/>
        </table:table-row>
        <table:table-row table:style-name="ro1">
          <table:table-cell/>
          <table:table-cell table:style-name="ce41"/>
          <table:table-cell table:style-name="ce64" office:value-type="string" calcext:value-type="string" table:number-columns-spanned="27" table:number-rows-spanned="1">
            <office:annotation draw:style-name="gr2" draw:text-style-name="P2" svg:width="3.584cm" svg:height="1.667cm" svg:x="16.579cm" svg:y="29.085cm" draw:caption-point-x="-0.402cm" draw:caption-point-y="0.512cm">
              <dc:date>2014-06-24T00:00:00</dc:date>
              <text:p text:style-name="P2"><text:span text:style-name="T1">A cumplimentar por el gestor de problemas</text:span></text:p>
            </office:annotation>
            <text:p>Asignación para investigación y Diagnosis</text:p>
          </table:table-cell>
          <table:covered-table-cell table:number-columns-repeated="26" table:style-name="ce64"/>
          <table:table-cell table:style-name="ce110"/>
          <table:table-cell table:style-name="ce124"/>
          <table:table-cell table:number-columns-repeated="993"/>
        </table:table-row>
        <table:table-row table:style-name="ro1">
          <table:table-cell/>
          <table:table-cell table:style-name="ce27"/>
          <table:table-cell table:style-name="ce42" office:value-type="string" calcext:value-type="string">
            <text:p>Técnico de Gestión del Problema</text:p>
          </table:table-cell>
          <table:table-cell table:style-name="ce68" table:number-columns-repeated="3"/>
          <table:table-cell table:style-name="ce42" table:number-columns-repeated="24"/>
          <table:table-cell table:style-name="ce112"/>
          <table:table-cell table:number-columns-repeated="993"/>
        </table:table-row>
        <table:table-row table:style-name="ro14">
          <table:table-cell/>
          <table:table-cell table:style-name="ce27"/>
          <table:table-cell table:style-name="ce65" office:value-type="string" calcext:value-type="string" table:number-columns-spanned="28" table:number-rows-spanned="1">
            <text:p>Israel Cárdenas</text:p>
          </table:table-cell>
          <table:covered-table-cell table:number-columns-repeated="27" table:style-name="ce65"/>
          <table:table-cell table:style-name="ce112"/>
          <table:table-cell table:number-columns-repeated="993"/>
        </table:table-row>
        <table:table-row table:style-name="ro1">
          <table:table-cell/>
          <table:table-cell table:style-name="ce27"/>
          <table:table-cell table:style-name="ce42" office:value-type="string" calcext:value-type="string">
            <text:p>Departamento/Área/Unidad</text:p>
          </table:table-cell>
          <table:table-cell table:style-name="ce42" table:number-columns-repeated="27"/>
          <table:table-cell table:style-name="ce112"/>
          <table:table-cell table:number-columns-repeated="993"/>
        </table:table-row>
        <table:table-row table:style-name="ro28">
          <table:table-cell/>
          <table:table-cell table:style-name="ce27"/>
          <table:table-cell table:style-name="ce66" office:value-type="string" calcext:value-type="string" table:number-columns-spanned="28" table:number-rows-spanned="1">
            <text:p>SSII / Desarrollo SSII / Correo y Directorio</text:p>
          </table:table-cell>
          <table:covered-table-cell table:number-columns-repeated="27" table:style-name="ce65"/>
          <table:table-cell table:style-name="ce112"/>
          <table:table-cell table:number-columns-repeated="993"/>
        </table:table-row>
        <table:table-row table:style-name="ro1">
          <table:table-cell/>
          <table:table-cell table:style-name="ce27"/>
          <table:table-cell table:style-name="ce42" table:number-columns-repeated="28"/>
          <table:table-cell table:style-name="ce112"/>
          <table:table-cell table:number-columns-repeated="993"/>
        </table:table-row>
        <table:table-row table:style-name="ro2">
          <table:table-cell/>
          <table:table-cell table:style-name="ce27"/>
          <table:table-cell table:style-name="ce42" office:value-type="string" calcext:value-type="string">
            <text:p>Comunicado el (Fecha):</text:p>
          </table:table-cell>
          <table:table-cell table:style-name="ce42" table:number-columns-repeated="7"/>
          <table:table-cell table:style-name="ce84" office:value-type="date" office:date-value="2015-02-10" calcext:value-type="date" table:number-columns-spanned="5" table:number-rows-spanned="1">
            <text:p>10/02/2015</text:p>
          </table:table-cell>
          <table:covered-table-cell table:number-columns-repeated="4" table:style-name="ce84"/>
          <table:table-cell table:style-name="ce42" table:number-columns-repeated="2"/>
          <table:table-cell table:style-name="ce42" office:value-type="string" calcext:value-type="string">
            <text:p>Prioridad</text:p>
          </table:table-cell>
          <table:table-cell table:style-name="ce42" table:number-columns-repeated="3"/>
          <table:table-cell table:style-name="ce106" table:content-validation-name="val11" office:value-type="string" calcext:value-type="string" table:number-columns-spanned="9" table:number-rows-spanned="1">
            <text:p>BAJA</text:p>
          </table:table-cell>
          <table:covered-table-cell table:number-columns-repeated="8" table:style-name="ce106" table:content-validation-name="val11"/>
          <table:table-cell table:style-name="ce112"/>
          <table:table-cell table:number-columns-repeated="993"/>
        </table:table-row>
        <table:table-row table:style-name="ro1">
          <table:table-cell/>
          <table:table-cell table:style-name="ce39"/>
          <table:table-cell table:style-name="ce67" table:number-columns-repeated="28"/>
          <table:table-cell table:style-name="ce120"/>
          <table:table-cell table:number-columns-repeated="993"/>
        </table:table-row>
        <table:table-row table:style-name="ro1">
          <table:table-cell/>
          <table:table-cell table:style-name="ce42" table:number-columns-repeated="19"/>
          <table:table-cell table:style-name="ce101" office:value-type="string" calcext:value-type="string">
            <text:p>P08_Imp_61-Parte 1 Edic. 7</text:p>
          </table:table-cell>
          <table:table-cell/>
          <table:table-cell table:style-name="ce101" table:number-columns-repeated="3"/>
          <table:table-cell table:style-name="ce42" table:number-columns-repeated="6"/>
          <table:table-cell table:number-columns-repeated="993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 061_ Parte 2 Error Conocido" table:style-name="ta3">
        <office:forms form:automatic-focus="false" form:apply-design-mode="false"/>
        <table:shapes>
          <draw:frame draw:z-index="0" draw:name="Imagen 3" draw:style-name="gr1" draw:text-style-name="P1" svg:width="12.665cm" svg:height="1.8cm" svg:x="1.202cm" svg:y="0.634cm">
            <draw:image xlink:href="Pictures/200001DA00003960000008ABFAD2647D.wmf" xlink:type="simple" xlink:show="embed" xlink:actuate="onLoad">
              <text:p/>
            </draw:image>
          </draw:frame>
        </table:shapes>
        <table:table-column table:style-name="co21" table:default-cell-style-name="ce125"/>
        <table:table-column table:style-name="co22" table:number-columns-repeated="31" table:default-cell-style-name="ce125"/>
        <table:table-column table:style-name="co23" table:number-columns-repeated="2" table:default-cell-style-name="ce125"/>
        <table:table-column table:style-name="co24" table:number-columns-repeated="990" table:default-cell-style-name="Default"/>
        <table:table-row table:style-name="ro29">
          <table:table-cell table:number-columns-repeated="1024"/>
        </table:table-row>
        <table:table-row table:style-name="ro1">
          <table:table-cell/>
          <table:table-cell table:style-name="ce126"/>
          <table:table-cell table:style-name="ce139"/>
          <table:table-cell/>
          <table:table-cell table:style-name="ce139" table:number-columns-repeated="27"/>
          <table:table-cell table:style-name="ce188"/>
          <table:table-cell table:number-columns-repeated="992"/>
        </table:table-row>
        <table:table-row table:style-name="ro1" table:number-rows-repeated="4">
          <table:table-cell/>
          <table:table-cell table:style-name="ce127"/>
          <table:table-cell table:style-name="ce138" table:number-columns-repeated="29"/>
          <table:table-cell table:style-name="ce189"/>
          <table:table-cell table:number-columns-repeated="992"/>
        </table:table-row>
        <table:table-row table:style-name="ro30">
          <table:table-cell/>
          <table:table-cell table:style-name="ce128"/>
          <table:table-cell table:style-name="ce44" office:value-type="string" calcext:value-type="string" table:number-columns-spanned="29" table:number-rows-spanned="3">
            <text:p>FORMULARIO PARA LA COMUNICACIÓN DEL RESULTADO DE ANALISIS Y DIAGNOSIS DE PROBLEMAS EN SERVICIOS TI</text:p>
            <text:p><text:span text:style-name="T2">ERROR CONOCIDO /SOLUCIONES TEMPORALES</text:span></text:p>
          </table:table-cell>
          <table:covered-table-cell table:number-columns-repeated="28" table:style-name="ce44"/>
          <table:table-cell table:style-name="ce190"/>
          <table:table-cell table:number-columns-repeated="992"/>
        </table:table-row>
        <table:table-row table:style-name="ro1">
          <table:table-cell/>
          <table:table-cell table:style-name="ce129"/>
          <table:covered-table-cell table:number-columns-repeated="29" table:style-name="ce44"/>
          <table:table-cell table:style-name="ce191"/>
          <table:table-cell table:number-columns-repeated="992"/>
        </table:table-row>
        <table:table-row table:style-name="ro1">
          <table:table-cell/>
          <table:table-cell table:style-name="ce130"/>
          <table:covered-table-cell table:number-columns-repeated="29" table:style-name="ce44"/>
          <table:table-cell table:style-name="ce192"/>
          <table:table-cell table:number-columns-repeated="992"/>
        </table:table-row>
        <table:table-row table:style-name="ro1">
          <table:table-cell/>
          <table:table-cell table:style-name="ce131"/>
          <table:table-cell table:style-name="ce140" table:number-columns-repeated="6"/>
          <table:table-cell table:number-columns-repeated="6"/>
          <table:table-cell table:style-name="ce140" table:number-columns-repeated="17"/>
          <table:table-cell table:style-name="ce189"/>
          <table:table-cell table:number-columns-repeated="992"/>
        </table:table-row>
        <table:table-row table:style-name="ro2">
          <table:table-cell/>
          <table:table-cell table:style-name="ce132" office:value-type="string" calcext:value-type="string">
            <text:p>Código Error:</text:p>
          </table:table-cell>
          <table:table-cell table:style-name="ce138" table:number-columns-repeated="4"/>
          <table:table-cell table:style-name="ce149"/>
          <table:table-cell table:style-name="ce156" table:formula="of:=CONCATENATE(&quot;E-&quot;;+[$'Imp 061'.I10])" office:value-type="string" office:string-value="E-GP-15-005" calcext:value-type="string" table:number-columns-spanned="6" table:number-rows-spanned="1">
            <office:annotation draw:style-name="gr2" draw:text-style-name="P2" svg:width="9.954cm" svg:height="5.372cm" svg:x="7.632cm" svg:y="4.266cm" draw:caption-point-x="-0.402cm" draw:caption-point-y="0.275cm">
              <dc:date>2014-06-24T00:00:00</dc:date>
              <text:p text:style-name="P2"><text:span text:style-name="T1">Cod. Referencia Problema</text:span></text:p>
              <text:p text:style-name="P2"><text:span text:style-name="T1">Se considera el mismo codigo del error + una E inicial</text:span></text:p>
              <text:p text:style-name="P2"><text:span text:style-name="T1"/></text:p>
              <text:p text:style-name="P2"><text:span text:style-name="T1">Si el error tiene otro origen, sra "E" mas código de origen, si no es asi puede ser dos letras "GE" de gestion de errores + 2 digitos del año + tres digitos de un número consecutivo 001, 002, ..</text:span></text:p>
            </office:annotation>
            <text:p>E-GP-15-005</text:p>
          </table:table-cell>
          <table:covered-table-cell table:number-columns-repeated="5" table:style-name="ce156"/>
          <table:table-cell table:style-name="ce159" office:value-type="string" calcext:value-type="string" table:number-columns-spanned="3" table:number-rows-spanned="1">
            <text:p>Fecha</text:p>
          </table:table-cell>
          <table:covered-table-cell table:number-columns-repeated="2" table:style-name="ce159"/>
          <table:table-cell table:style-name="ce160" table:number-columns-spanned="5" table:number-rows-spanned="1">
            <office:annotation draw:style-name="gr2" draw:text-style-name="P2" svg:width="3.607cm" svg:height="2.17cm" svg:x="12.106cm" svg:y="4.266cm" draw:caption-point-x="-0.403cm" draw:caption-point-y="0.275cm">
              <dc:date>2014-06-24T00:00:00</dc:date>
              <text:p text:style-name="P2"><text:span text:style-name="T1">Fecha que se el Problema pasa a error conocido o fecha de identificación</text:span></text:p>
            </office:annotation>
          </table:table-cell>
          <table:covered-table-cell table:number-columns-repeated="4" table:style-name="ce160"/>
          <table:table-cell/>
          <table:table-cell office:value-type="string" calcext:value-type="string">
            <text:p>Estado</text:p>
          </table:table-cell>
          <table:table-cell table:number-columns-repeated="2"/>
          <table:table-cell table:style-name="ce160" table:content-validation-name="val13" table:number-columns-spanned="6" table:number-rows-spanned="1">
            <office:annotation draw:style-name="gr2" draw:text-style-name="P2" svg:width="3.49cm" svg:height="1.959cm" svg:x="17.697cm" svg:y="4.266cm" draw:caption-point-x="-0.402cm" draw:caption-point-y="0.275cm">
              <dc:date>2014-06-24T00:00:00</dc:date>
              <text:p text:style-name="P2"><text:span text:style-name="T1">Estado del Error</text:span></text:p>
            </office:annotation>
          </table:table-cell>
          <table:covered-table-cell table:number-columns-repeated="5" table:style-name="ce160" table:content-validation-name="val13"/>
          <table:table-cell table:style-name="ce189"/>
          <table:table-cell table:number-columns-repeated="992"/>
        </table:table-row>
        <table:table-row table:style-name="ro1">
          <table:table-cell/>
          <table:table-cell table:style-name="ce33"/>
          <table:table-cell table:style-name="ce141" table:number-columns-repeated="12"/>
          <table:table-cell table:number-columns-repeated="17"/>
          <table:table-cell table:style-name="ce189"/>
          <table:table-cell table:number-columns-repeated="992"/>
        </table:table-row>
        <table:table-row table:style-name="ro2">
          <table:table-cell/>
          <table:table-cell table:style-name="ce33"/>
          <table:table-cell table:style-name="ce142" office:value-type="string" calcext:value-type="string" table:number-columns-spanned="4" table:number-rows-spanned="2">
            <text:p>Resumen /Titulo</text:p>
          </table:table-cell>
          <table:covered-table-cell table:number-columns-repeated="3" table:style-name="ce142"/>
          <table:table-cell table:style-name="ce154" table:formula="of:=[$'Imp 061'.G45]" office:value-type="string" office:string-value="Estado usuarios de mensajería en Grupos" calcext:value-type="string" table:number-columns-spanned="25" table:number-rows-spanned="2">
            <office:annotation draw:style-name="gr2" draw:text-style-name="P2" svg:width="3.49cm" svg:height="1.959cm" svg:x="17.697cm" svg:y="5.166cm" draw:caption-point-x="-0.402cm" draw:caption-point-y="0.275cm">
              <dc:date>2014-06-24T00:00:00</dc:date>
              <text:p text:style-name="P2"><text:span text:style-name="T1">Como criterio general el titulo del problema asociada</text:span></text:p>
            </office:annotation>
            <text:p>Estado usuarios de mensajería en Grupos</text:p>
          </table:table-cell>
          <table:covered-table-cell table:number-columns-repeated="24" table:style-name="ce154"/>
          <table:table-cell table:style-name="ce189"/>
          <table:table-cell table:number-columns-repeated="992"/>
        </table:table-row>
        <table:table-row table:style-name="ro1">
          <table:table-cell/>
          <table:table-cell table:style-name="ce33"/>
          <table:covered-table-cell table:number-columns-repeated="4" table:style-name="ce142"/>
          <table:covered-table-cell table:number-columns-repeated="25" table:style-name="ce154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33"/>
          <table:table-cell table:style-name="ce143" table:number-columns-repeated="19"/>
          <table:table-cell table:style-name="ce183" table:number-columns-repeated="10"/>
          <table:table-cell table:style-name="ce193"/>
          <table:table-cell table:number-columns-repeated="992"/>
        </table:table-row>
        <table:table-row table:style-name="ro1">
          <table:table-cell/>
          <table:table-cell table:style-name="ce134"/>
          <table:table-cell table:style-name="ce144" office:value-type="string" calcext:value-type="string" table:number-columns-spanned="29" table:number-rows-spanned="1">
            <text:p>Datos aportados por</text:p>
          </table:table-cell>
          <table:covered-table-cell table:number-columns-repeated="28" table:style-name="ce144"/>
          <table:table-cell table:style-name="ce194"/>
          <table:table-cell table:number-columns-repeated="992"/>
        </table:table-row>
        <table:table-row table:style-name="ro1">
          <table:table-cell/>
          <table:table-cell table:style-name="ce135"/>
          <table:table-cell table:style-name="ce145" table:number-columns-repeated="3"/>
          <table:table-cell table:style-name="ce151"/>
          <table:table-cell table:style-name="ce155" table:number-columns-repeated="15"/>
          <table:table-cell table:style-name="ce184" table:number-columns-repeated="4"/>
          <table:table-cell table:style-name="ce155" table:number-columns-repeated="6"/>
          <table:table-cell table:style-name="ce195"/>
          <table:table-cell table:number-columns-repeated="992"/>
        </table:table-row>
        <table:table-row table:style-name="ro1">
          <table:table-cell/>
          <table:table-cell table:style-name="ce127"/>
          <table:table-cell table:style-name="ce138" office:value-type="string" calcext:value-type="string">
            <text:p>Nombre: </text:p>
          </table:table-cell>
          <table:table-cell table:style-name="ce149" table:number-columns-repeated="2"/>
          <table:table-cell table:style-name="ce152" table:number-columns-spanned="26" table:number-rows-spanned="1"/>
          <table:covered-table-cell table:number-columns-repeated="25" table:style-name="ce152"/>
          <table:table-cell table:style-name="ce189"/>
          <table:table-cell table:number-columns-repeated="992"/>
        </table:table-row>
        <table:table-row table:style-name="ro31">
          <table:table-cell/>
          <table:table-cell table:style-name="ce127"/>
          <table:table-cell table:style-name="ce138"/>
          <table:table-cell table:style-name="ce149" table:number-columns-repeated="3"/>
          <table:table-cell table:style-name="ce138" table:number-columns-repeated="25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table-cell table:style-name="ce138" office:value-type="string" calcext:value-type="string">
            <text:p>Teléfono</text:p>
          </table:table-cell>
          <table:table-cell table:style-name="ce138" table:number-columns-repeated="2"/>
          <table:table-cell table:style-name="ce153" table:number-columns-spanned="8" table:number-rows-spanned="1"/>
          <table:covered-table-cell table:number-columns-repeated="7" table:style-name="ce153"/>
          <table:table-cell table:style-name="ce138" office:value-type="string" calcext:value-type="string">
            <text:p>E-Mail</text:p>
          </table:table-cell>
          <table:table-cell table:style-name="ce138" table:number-columns-repeated="2"/>
          <table:table-cell table:style-name="ce153" table:number-columns-spanned="15" table:number-rows-spanned="1"/>
          <table:covered-table-cell table:number-columns-repeated="14" table:style-name="ce153"/>
          <table:table-cell table:style-name="ce189"/>
          <table:table-cell table:number-columns-repeated="992"/>
        </table:table-row>
        <table:table-row table:style-name="ro31">
          <table:table-cell/>
          <table:table-cell table:style-name="ce127"/>
          <table:table-cell table:style-name="ce138" table:number-columns-repeated="5"/>
          <table:table-cell table:style-name="ce157" table:number-columns-repeated="4"/>
          <table:table-cell table:style-name="ce138" table:number-columns-repeated="10"/>
          <table:table-cell table:style-name="ce157" table:number-columns-repeated="4"/>
          <table:table-cell table:style-name="ce138" table:number-columns-repeated="6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table-cell table:style-name="ce138" office:value-type="string" calcext:value-type="string">
            <text:p>Departamento/Área/Unidad</text:p>
          </table:table-cell>
          <table:table-cell table:style-name="ce138" table:number-columns-repeated="8"/>
          <table:table-cell table:style-name="ce153" table:number-columns-spanned="20" table:number-rows-spanned="1"/>
          <table:covered-table-cell table:number-columns-repeated="19" table:style-name="ce153"/>
          <table:table-cell table:style-name="ce189"/>
          <table:table-cell table:number-columns-repeated="992"/>
        </table:table-row>
        <table:table-row table:style-name="ro31">
          <table:table-cell/>
          <table:table-cell table:style-name="ce127"/>
          <table:table-cell table:style-name="ce138" table:number-columns-repeated="29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36"/>
          <table:table-cell table:style-name="ce146" office:value-type="string" calcext:value-type="string" table:number-columns-spanned="29" table:number-rows-spanned="1">
            <office:annotation draw:style-name="gr2" draw:text-style-name="P2" svg:width="3.535cm" svg:height="1.745cm" svg:x="17.138cm" svg:y="9.983cm" draw:caption-point-x="0.157cm" draw:caption-point-y="-0.23cm">
              <dc:date>2014-06-24T00:00:00</dc:date>
              <text:p text:style-name="P2"><text:span text:style-name="T1">Consultar Hoja de Datos</text:span></text:p>
            </office:annotation>
            <text:p>Resultados del análisis y diagnosis al problema</text:p>
          </table:table-cell>
          <table:covered-table-cell table:number-columns-repeated="28" table:style-name="ce146"/>
          <table:table-cell table:style-name="ce196"/>
          <table:table-cell table:number-columns-repeated="992"/>
        </table:table-row>
        <table:table-row table:style-name="ro31">
          <table:table-cell/>
          <table:table-cell table:style-name="ce127"/>
          <table:table-cell table:style-name="ce138" table:number-columns-repeated="13"/>
          <table:table-cell table:style-name="ce83" table:number-columns-repeated="16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table-cell table:style-name="ce138" office:value-type="string" calcext:value-type="string">
            <text:p>Descripción</text:p>
          </table:table-cell>
          <table:table-cell table:style-name="ce138" table:number-columns-repeated="4"/>
          <table:table-cell table:style-name="ce79" table:number-columns-repeated="3"/>
          <table:table-cell table:style-name="ce83"/>
          <table:table-cell table:style-name="ce138" table:number-columns-repeated="20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table-cell table:style-name="ce53" table:number-columns-spanned="29" table:number-rows-spanned="14"/>
          <table:covered-table-cell table:number-columns-repeated="28" table:style-name="ce53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covered-table-cell table:number-columns-repeated="29" table:style-name="ce53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covered-table-cell table:number-columns-repeated="29" table:style-name="ce53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covered-table-cell table:number-columns-repeated="29" table:style-name="ce53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covered-table-cell table:number-columns-repeated="29" table:style-name="ce53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covered-table-cell table:number-columns-repeated="29" table:style-name="ce53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covered-table-cell table:number-columns-repeated="29" table:style-name="ce53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covered-table-cell table:number-columns-repeated="29" table:style-name="ce53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covered-table-cell table:number-columns-repeated="29" table:style-name="ce53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covered-table-cell table:number-columns-repeated="29" table:style-name="ce53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covered-table-cell table:number-columns-repeated="29" table:style-name="ce53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covered-table-cell table:number-columns-repeated="29" table:style-name="ce53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covered-table-cell table:number-columns-repeated="29" table:style-name="ce53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covered-table-cell table:number-columns-repeated="29" table:style-name="ce53"/>
          <table:table-cell table:style-name="ce189"/>
          <table:table-cell table:number-columns-repeated="992"/>
        </table:table-row>
        <table:table-row table:style-name="ro32">
          <table:table-cell/>
          <table:table-cell table:style-name="ce127"/>
          <table:table-cell table:style-name="ce83" table:number-columns-repeated="29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table-cell table:style-name="ce147" office:value-type="string" calcext:value-type="string">
            <text:p>Solución/es Temporal</text:p>
          </table:table-cell>
          <table:table-cell table:style-name="ce138" table:number-columns-repeated="27"/>
          <table:table-cell table:style-name="ce83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table-cell table:style-name="ce62" table:number-columns-spanned="29" table:number-rows-spanned="8"/>
          <table:covered-table-cell table:number-columns-repeated="28" table:style-name="ce62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covered-table-cell table:number-columns-repeated="29" table:style-name="ce62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covered-table-cell table:number-columns-repeated="29" table:style-name="ce62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covered-table-cell table:number-columns-repeated="29" table:style-name="ce62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covered-table-cell table:number-columns-repeated="29" table:style-name="ce62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covered-table-cell table:number-columns-repeated="29" table:style-name="ce62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covered-table-cell table:number-columns-repeated="29" table:style-name="ce62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covered-table-cell table:number-columns-repeated="29" table:style-name="ce62"/>
          <table:table-cell table:style-name="ce189"/>
          <table:table-cell table:number-columns-repeated="992"/>
        </table:table-row>
        <table:table-row table:style-name="ro33">
          <table:table-cell/>
          <table:table-cell table:style-name="ce127"/>
          <table:table-cell table:style-name="ce83" table:number-columns-repeated="29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table-cell table:style-name="ce147" office:value-type="string" calcext:value-type="string">
            <text:p>Observaciones/Comentarios</text:p>
          </table:table-cell>
          <table:table-cell table:style-name="ce138" table:number-columns-repeated="27"/>
          <table:table-cell table:style-name="ce83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table-cell table:style-name="ce62" table:number-columns-spanned="29" table:number-rows-spanned="6">
            <office:annotation draw:style-name="gr2" draw:text-style-name="P2" svg:width="7.037cm" svg:height="2.99cm" svg:x="17.697cm" svg:y="21.782cm" draw:caption-point-x="-0.402cm" draw:caption-point-y="0.274cm">
              <dc:date>2014-06-24T00:00:00</dc:date>
              <text:p text:style-name="P2"><text:span text:style-name="T1">Indicar aquellos aspecto que se consideren interesantes asociados a la resolucion del problema, documentacion de referencia, etc</text:span></text:p>
            </office:annotation>
          </table:table-cell>
          <table:covered-table-cell table:number-columns-repeated="28" table:style-name="ce62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covered-table-cell table:number-columns-repeated="29" table:style-name="ce62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covered-table-cell table:number-columns-repeated="29" table:style-name="ce62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covered-table-cell table:number-columns-repeated="29" table:style-name="ce62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covered-table-cell table:number-columns-repeated="29" table:style-name="ce62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covered-table-cell table:number-columns-repeated="29" table:style-name="ce62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table-cell table:number-columns-repeated="29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table-cell table:style-name="ce42" office:value-type="string" calcext:value-type="string">
            <text:p>Problema repetitivo</text:p>
          </table:table-cell>
          <table:table-cell table:style-name="ce42" table:number-columns-repeated="8"/>
          <table:table-cell table:number-columns-repeated="9"/>
          <table:table-cell office:value-type="string" calcext:value-type="string">
            <text:p>CIs</text:p>
          </table:table-cell>
          <table:table-cell office:value-type="string" calcext:value-type="string">
            <text:p>(si se conocen)</text:p>
          </table:table-cell>
          <table:table-cell table:number-columns-repeated="9"/>
          <table:table-cell table:style-name="ce189"/>
          <table:table-cell table:number-columns-repeated="992"/>
        </table:table-row>
        <table:table-row table:style-name="ro2">
          <table:table-cell/>
          <table:table-cell table:style-name="ce127"/>
          <table:table-cell table:style-name="ce52" table:content-validation-name="val12" table:number-columns-spanned="9" table:number-rows-spanned="1">
            <office:annotation draw:style-name="gr3" draw:text-style-name="P2" svg:width="6.795cm" svg:height="2.698cm" svg:x="6.737cm" svg:y="24.138cm" draw:caption-point-x="-0.625cm" draw:caption-point-y="1.517cm">
              <dc:date>2014-06-24T00:00:00</dc:date>
              <text:p text:style-name="P2"><text:span text:style-name="T1">Para potenciar la identificación proactiva</text:span></text:p>
              <text:p text:style-name="P2"><text:span text:style-name="T1"><text:s/></text:span><text:span text:style-name="T1">de problemas.</text:span></text:p>
              <text:p text:style-name="P2"><text:span text:style-name="T1"><text:s/></text:span><text:span text:style-name="T1">Indicar si el problema es repetitivo o no.</text:span></text:p>
            </office:annotation>
          </table:table-cell>
          <table:covered-table-cell table:number-columns-repeated="8" table:style-name="ce52"/>
          <table:table-cell table:number-columns-repeated="8"/>
          <table:table-cell table:style-name="ce71" table:number-columns-spanned="8" table:number-rows-spanned="1"/>
          <table:covered-table-cell table:number-columns-repeated="7" table:style-name="ce71"/>
          <table:table-cell table:number-columns-repeated="4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27"/>
          <table:table-cell table:number-columns-repeated="29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37"/>
          <table:table-cell table:style-name="ce63" table:number-columns-repeated="29"/>
          <table:table-cell table:style-name="ce197"/>
          <table:table-cell table:number-columns-repeated="992"/>
        </table:table-row>
        <table:table-row table:style-name="ro1">
          <table:table-cell/>
          <table:table-cell table:style-name="ce136"/>
          <table:table-cell table:style-name="ce146" table:number-columns-spanned="28" table:number-rows-spanned="1"/>
          <table:covered-table-cell table:number-columns-repeated="27" table:style-name="ce146"/>
          <table:table-cell table:style-name="ce187"/>
          <table:table-cell table:style-name="ce196"/>
          <table:table-cell table:number-columns-repeated="992"/>
        </table:table-row>
        <table:table-row table:style-name="ro1">
          <table:table-cell/>
          <table:table-cell table:style-name="ce127"/>
          <table:table-cell table:style-name="ce138" table:number-columns-repeated="29"/>
          <table:table-cell table:style-name="ce189"/>
          <table:table-cell table:number-columns-repeated="992"/>
        </table:table-row>
        <table:table-row table:style-name="ro2">
          <table:table-cell/>
          <table:table-cell table:style-name="ce127"/>
          <table:table-cell table:style-name="ce138" office:value-type="string" calcext:value-type="string">
            <text:p>Comunicado el (Fecha):</text:p>
          </table:table-cell>
          <table:table-cell table:style-name="ce138" table:number-columns-repeated="7"/>
          <table:table-cell table:style-name="ce158" table:number-columns-spanned="5" table:number-rows-spanned="1">
            <office:annotation draw:style-name="gr3" draw:text-style-name="P2" svg:width="2.936cm" svg:height="1.772cm" svg:x="8.974cm" svg:y="26.387cm" draw:caption-point-x="-0.625cm" draw:caption-point-y="1.517cm">
              <dc:date>2014-06-24T00:00:00</dc:date>
              <text:p text:style-name="P2"><text:span text:style-name="T1">A cumplimentar por el Gestor de Problemas.</text:span></text:p>
            </office:annotation>
          </table:table-cell>
          <table:covered-table-cell table:number-columns-repeated="4" table:style-name="ce158"/>
          <table:table-cell table:style-name="ce138" table:number-columns-repeated="2"/>
          <table:table-cell table:style-name="ce138" office:value-type="string" calcext:value-type="string">
            <text:p>RFC Asociada</text:p>
          </table:table-cell>
          <table:table-cell table:style-name="ce138" table:number-columns-repeated="4"/>
          <table:table-cell table:style-name="ce186" table:number-columns-spanned="7" table:number-rows-spanned="1"/>
          <table:covered-table-cell table:number-columns-repeated="6" table:style-name="ce186"/>
          <table:table-cell table:style-name="ce138" table:number-columns-repeated="2"/>
          <table:table-cell table:style-name="ce189"/>
          <table:table-cell table:number-columns-repeated="992"/>
        </table:table-row>
        <table:table-row table:style-name="ro1">
          <table:table-cell/>
          <table:table-cell table:style-name="ce137"/>
          <table:table-cell table:style-name="ce148" office:value-type="string" calcext:value-type="string">
            <text:p>Enviar copia al gestor de problemas</text:p>
          </table:table-cell>
          <table:table-cell table:style-name="ce150" table:number-columns-repeated="28"/>
          <table:table-cell table:style-name="ce197"/>
          <table:table-cell table:number-columns-repeated="992"/>
        </table:table-row>
        <table:table-row table:style-name="ro1">
          <table:table-cell/>
          <table:table-cell table:style-name="ce138" table:number-columns-repeated="20"/>
          <table:table-cell table:style-name="ce185" office:value-type="string" calcext:value-type="string">
            <text:p>P08_Imp_61-Parte 2 Edic 7</text:p>
          </table:table-cell>
          <table:table-cell table:style-name="ce185" table:number-columns-repeated="3"/>
          <table:table-cell table:style-name="ce138" table:number-columns-repeated="7"/>
          <table:table-cell table:number-columns-repeated="99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guimiento Problemas" table:style-name="ta5">
        <office:forms form:automatic-focus="false" form:apply-design-mode="false"/>
        <table:shapes>
          <draw:frame draw:z-index="0" draw:name="Imagen 3" draw:style-name="gr1" draw:text-style-name="P1" svg:width="12.709cm" svg:height="1.8cm" svg:x="1.229cm" svg:y="0.344cm">
            <draw:image xlink:href="Pictures/200001DA00003960000008ABFAD2647D.wmf" xlink:type="simple" xlink:show="embed" xlink:actuate="onLoad">
              <text:p/>
            </draw:image>
          </draw:frame>
        </table:shapes>
        <table:table-column table:style-name="co25" table:default-cell-style-name="ce125"/>
        <table:table-column table:style-name="co26" table:default-cell-style-name="ce125"/>
        <table:table-column table:style-name="co27" table:default-cell-style-name="ce125"/>
        <table:table-column table:style-name="co28" table:default-cell-style-name="ce125"/>
        <table:table-column table:style-name="co24" table:number-columns-repeated="1020" table:default-cell-style-name="Default"/>
        <table:table-row table:style-name="ro1" table:number-rows-repeated="5">
          <table:table-cell table:style-name="ce198" table:number-columns-repeated="3"/>
          <table:table-cell table:number-columns-repeated="1021"/>
        </table:table-row>
        <table:table-header-rows>
          <table:table-row table:style-name="ro34">
            <table:table-cell table:style-name="ce199" office:value-type="string" calcext:value-type="string" table:number-columns-spanned="3" table:number-rows-spanned="1">
              <text:p>SEGUIMIENTO DEL PROBLEMA</text:p>
            </table:table-cell>
            <table:covered-table-cell table:number-columns-repeated="2" table:style-name="ce199"/>
            <table:table-cell table:number-columns-repeated="1021"/>
          </table:table-row>
          <table:table-row table:style-name="ro1">
            <table:table-cell table:style-name="ce198" table:number-columns-repeated="3"/>
            <table:table-cell table:number-columns-repeated="1021"/>
          </table:table-row>
          <table:table-row table:style-name="ro1">
            <table:table-cell table:style-name="ce198" table:number-columns-repeated="2"/>
            <table:table-cell table:style-name="ce209" office:value-type="string" calcext:value-type="string">
              <text:p>Titulo</text:p>
            </table:table-cell>
            <table:table-cell table:number-columns-repeated="1021"/>
          </table:table-row>
          <table:table-row table:style-name="ro1">
            <table:table-cell table:style-name="ce200" office:value-type="string" calcext:value-type="string">
              <text:p>Cod. Problema</text:p>
            </table:table-cell>
            <table:table-cell table:style-name="ce205" table:formula="of:=+[$'Imp 061'.I10]" office:value-type="string" office:string-value="GP-15-005" calcext:value-type="string">
              <text:p>GP-15-005</text:p>
            </table:table-cell>
            <table:table-cell table:style-name="ce75" table:formula="of:=[$'Imp 061'.G45]" office:value-type="string" office:string-value="Estado usuarios de mensajería en Grupos" calcext:value-type="string" table:number-columns-spanned="1" table:number-rows-spanned="3">
              <text:p>Estado usuarios de mensajería en Grupos</text:p>
            </table:table-cell>
            <table:table-cell table:number-columns-repeated="1021"/>
          </table:table-row>
          <table:table-row table:style-name="ro35">
            <table:table-cell/>
            <table:table-cell table:style-name="ce198"/>
            <table:covered-table-cell table:style-name="ce75"/>
            <table:table-cell table:number-columns-repeated="2"/>
            <table:table-cell table:style-name="ce212"/>
            <table:table-cell table:number-columns-repeated="1018"/>
          </table:table-row>
          <table:table-row table:style-name="ro1">
            <table:table-cell table:style-name="ce200" office:value-type="string" calcext:value-type="string">
              <text:p>Fecha Solicitud</text:p>
            </table:table-cell>
            <table:table-cell table:style-name="ce206" table:formula="of:=[$'Imp 061'.V10]" office:value-type="date" office:date-value="2015-02-04" calcext:value-type="date">
              <text:p>04/02/2015</text:p>
            </table:table-cell>
            <table:covered-table-cell table:style-name="ce75"/>
            <table:table-cell table:number-columns-repeated="1021"/>
          </table:table-row>
          <table:table-row table:style-name="ro2">
            <table:table-cell table:number-columns-repeated="1024"/>
          </table:table-row>
        </table:table-header-rows>
        <table:table-row table:style-name="ro1">
          <table:table-cell table:style-name="ce201" office:value-type="string" calcext:value-type="string">
            <text:p>PRIORIDAD</text:p>
          </table:table-cell>
          <table:table-cell table:style-name="ce207" table:formula="of:=[$'Imp 061'.V70]" office:value-type="string" office:string-value="BAJA" calcext:value-type="string">
            <text:p>BAJA</text:p>
          </table:table-cell>
          <table:table-cell table:number-columns-repeated="1022"/>
        </table:table-row>
        <table:table-row table:style-name="ro2">
          <table:table-cell table:style-name="ce201" office:value-type="string" calcext:value-type="string">
            <text:p>TIPO</text:p>
          </table:table-cell>
          <table:table-cell table:style-name="ce207" table:formula="of:=[$'Imp 061'.E23]" office:value-type="string" office:string-value="Reactivo" calcext:value-type="string">
            <text:p>Reactivo</text:p>
          </table:table-cell>
          <table:table-cell table:number-columns-repeated="1022"/>
        </table:table-row>
        <table:table-row table:style-name="ro1">
          <table:table-cell table:style-name="ce201" office:value-type="string" calcext:value-type="string">
            <text:p>URGENCIA</text:p>
          </table:table-cell>
          <table:table-cell table:style-name="ce207" table:formula="of:=[$'Imp 061'.N30]" office:value-type="string" office:string-value="BAJA" calcext:value-type="string">
            <text:p>BAJA</text:p>
          </table:table-cell>
          <table:table-cell table:style-name="ce198"/>
          <table:table-cell table:number-columns-repeated="1021"/>
        </table:table-row>
        <table:table-row table:style-name="ro1">
          <table:table-cell table:style-name="ce198" table:number-columns-repeated="3"/>
          <table:table-cell table:number-columns-repeated="1021"/>
        </table:table-row>
        <table:table-row table:style-name="ro1">
          <table:table-cell table:style-name="ce202" office:value-type="string" calcext:value-type="string" table:number-columns-spanned="4" table:number-rows-spanned="1">
            <text:p>HISTORICO DE SEGUIMIENTO / EVOLUCION</text:p>
          </table:table-cell>
          <table:covered-table-cell table:number-columns-repeated="3" table:style-name="ce202"/>
          <table:table-cell table:number-columns-repeated="1020"/>
        </table:table-row>
        <table:table-row table:style-name="ro1">
          <table:table-cell table:style-name="ce203" office:value-type="string" calcext:value-type="string">
            <text:p>Estado</text:p>
          </table:table-cell>
          <table:table-cell table:style-name="ce203" office:value-type="string" calcext:value-type="string">
            <text:p>Fecha Cambio Estado</text:p>
          </table:table-cell>
          <table:table-cell table:style-name="ce203" office:value-type="string" calcext:value-type="string">
            <text:p>Comentario <text:s/>o detalle modificación</text:p>
          </table:table-cell>
          <table:table-cell table:style-name="ce203" office:value-type="string" calcext:value-type="string">
            <office:annotation draw:style-name="gr2" draw:text-style-name="P2" svg:width="4.577cm" svg:height="2.568cm" svg:x="25.384cm" svg:y="7.567cm" draw:caption-point-x="-0.39cm" draw:caption-point-y="0.01cm">
              <dc:date>2014-06-24T00:00:00</dc:date>
              <text:p text:style-name="P2"><text:span text:style-name="T1">Si indicará el grupo (Area, Unida), Puesto o persona a quien esta asignado en la fase especifica</text:span></text:p>
            </office:annotation>
            <text:p>Asignado (Si aplica)</text:p>
          </table:table-cell>
          <table:table-cell table:number-columns-repeated="1020"/>
        </table:table-row>
        <table:table-row table:style-name="ro36">
          <table:table-cell table:style-name="ce204" office:value-type="string" calcext:value-type="string">
            <text:p>Registro</text:p>
          </table:table-cell>
          <table:table-cell table:style-name="ce208" office:value-type="date" office:date-value="2015-02-10" calcext:value-type="date">
            <text:p>10/02/2015</text:p>
          </table:table-cell>
          <table:table-cell table:style-name="ce210" office:value-type="string" calcext:value-type="string">
            <text:p>Recibida solicitud de Gestión del Problema</text:p>
          </table:table-cell>
          <table:table-cell table:style-name="ce211" office:value-type="string" calcext:value-type="string">
            <text:p>Gestor de Problemas</text:p>
          </table:table-cell>
          <table:table-cell table:number-columns-repeated="1020"/>
        </table:table-row>
        <table:table-row table:style-name="ro36">
          <table:table-cell table:style-name="ce204" office:value-type="string" calcext:value-type="string">
            <text:p>Asignado</text:p>
          </table:table-cell>
          <table:table-cell table:style-name="ce208" office:value-type="date" office:date-value="2015-02-10" calcext:value-type="date">
            <text:p>10/02/2015</text:p>
          </table:table-cell>
          <table:table-cell table:style-name="ce211" office:value-type="string" calcext:value-type="string">
            <text:p>Registro y Asignación de la Gestión del Problema</text:p>
          </table:table-cell>
          <table:table-cell table:style-name="ce211" office:value-type="string" calcext:value-type="string">
            <text:p>Unidad de Correo y Directorio</text:p>
          </table:table-cell>
          <table:table-cell table:number-columns-repeated="1020"/>
        </table:table-row>
        <table:table-row table:style-name="ro36" table:number-rows-repeated="10">
          <table:table-cell table:style-name="ce75" table:content-validation-name="val14"/>
          <table:table-cell table:style-name="ce75"/>
          <table:table-cell table:style-name="ce53" table:number-columns-repeated="2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Imp 061'.$A$1" table:cell-range-address="$'Seguimiento Problemas'.$A$6:.$AMJ$12" table:range-usable-as="repeat-column repeat-row"/>
        </table:named-expressions>
      </table:table>
      <table:table table:name="Datos" table:style-name="ta4">
        <table:table-column table:style-name="co4" table:default-cell-style-name="ce163"/>
        <table:table-column table:style-name="co10" table:default-cell-style-name="ce163"/>
        <table:table-column table:style-name="co4" table:default-cell-style-name="ce163"/>
        <table:table-column table:style-name="co11" table:default-cell-style-name="ce163"/>
        <table:table-column table:style-name="co12" table:default-cell-style-name="ce163"/>
        <table:table-column table:style-name="co13" table:default-cell-style-name="ce163"/>
        <table:table-column table:style-name="co14" table:default-cell-style-name="ce163"/>
        <table:table-column table:style-name="co15" table:default-cell-style-name="ce163"/>
        <table:table-column table:style-name="co16" table:number-columns-repeated="3" table:default-cell-style-name="ce163"/>
        <table:table-column table:style-name="co17" table:default-cell-style-name="ce163"/>
        <table:table-column table:style-name="co18" table:default-cell-style-name="ce163"/>
        <table:table-column table:style-name="co4" table:default-cell-style-name="ce1"/>
        <table:table-column table:style-name="co19" table:default-cell-style-name="ce1"/>
        <table:table-column table:style-name="co4" table:default-cell-style-name="ce1"/>
        <table:table-column table:style-name="co20" table:default-cell-style-name="ce1"/>
        <table:table-column table:style-name="co4" table:number-columns-repeated="240" table:default-cell-style-name="ce1"/>
        <table:table-column table:style-name="co4" table:number-columns-repeated="767" table:default-cell-style-name="Default"/>
        <table:table-row table:style-name="ro1">
          <table:table-cell table:style-name="ce161" office:value-type="string">
            <text:p>Tipo</text:p>
          </table:table-cell>
          <table:table-cell table:style-name="ce161" office:value-type="string">
            <text:p>Desc. Tipo</text:p>
          </table:table-cell>
          <table:table-cell table:number-columns-repeated="1022"/>
        </table:table-row>
        <table:table-row-group table:display="false">
          <table:table-row table:style-name="ro15" table:visibility="collapse">
            <table:table-cell table:style-name="ce162" office:value-type="string">
              <text:p>Reactivo</text:p>
            </table:table-cell>
            <table:table-cell table:style-name="ce169" office:value-type="string">
              <text:p>El problema está relacionado con solucionar Problemas como respuesta a una o mas incidencias</text:p>
            </table:table-cell>
            <table:table-cell table:number-columns-repeated="1022"/>
          </table:table-row>
          <table:table-row table:style-name="ro16" table:visibility="collapse">
            <table:table-cell table:style-name="ce162" office:value-type="string">
              <text:p>Proactivo</text:p>
            </table:table-cell>
            <table:table-cell table:style-name="ce169" office:value-type="string">
              <text:p>La gestion proactiva de problemas se ocuma de identificar y solucionar problemas y errores conocidos antes de que ocurran incidencias, su origen suele venir del anális de tendencias y de acciones preventivas</text:p>
            </table:table-cell>
            <table:table-cell table:number-columns-repeated="1022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table:style-name="ce161" office:value-type="string">
            <text:p>Impacto</text:p>
          </table:table-cell>
          <table:table-cell table:style-name="ce161" office:value-type="string">
            <text:p>Descripcion Impacto</text:p>
          </table:table-cell>
          <table:table-cell table:number-columns-repeated="1022"/>
        </table:table-row>
        <table:table-row-group table:display="false">
          <table:table-row table:style-name="ro17" table:visibility="collapse">
            <table:table-cell table:style-name="ce164" office:value-type="string">
              <text:p>ALTO</text:p>
            </table:table-cell>
            <table:table-cell table:style-name="ce170" office:value-type="string">
              <text:p>Corte del servicio, con una pérdida total de funcionalidades o una degradación extrema</text:p>
            </table:table-cell>
            <table:table-cell table:number-columns-repeated="1022"/>
          </table:table-row>
          <table:table-row table:style-name="ro18" table:visibility="collapse">
            <table:table-cell table:style-name="ce164" office:value-type="string">
              <text:p>MEDIO</text:p>
            </table:table-cell>
            <table:table-cell table:style-name="ce170" office:value-type="string">
              <text:p>Degradación de gran parte de las funcionalidades del servicio. El número e importancia de los usuarios afectados son significativos respecto al total</text:p>
            </table:table-cell>
            <table:table-cell table:number-columns-repeated="4"/>
            <table:table-cell table:style-name="ce182"/>
            <table:table-cell table:number-columns-repeated="1017"/>
          </table:table-row>
          <table:table-row table:style-name="ro19" table:visibility="collapse">
            <table:table-cell table:style-name="ce164" office:value-type="string">
              <text:p>BAJO</text:p>
            </table:table-cell>
            <table:table-cell table:style-name="ce170" office:value-type="string">
              <text:p>Degradación leve del servicio, con pérdida de algunas de sus funcionalidades no esenciales, “microcortes” esporádicos, o una disminución de su rendimiento. El número e importancia de los usuarios afectados no son significativos respecto al total</text:p>
            </table:table-cell>
            <table:table-cell table:number-columns-repeated="1022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 table:style-name="ce161" office:value-type="string">
            <text:p>Urgencia</text:p>
          </table:table-cell>
          <table:table-cell table:style-name="ce161" office:value-type="string">
            <text:p>Desc. Urgencia</text:p>
          </table:table-cell>
          <table:table-cell table:number-columns-repeated="1022"/>
        </table:table-row>
        <table:table-row-group table:display="false">
          <table:table-row table:style-name="ro18" table:visibility="collapse">
            <table:table-cell table:style-name="ce164" office:value-type="string">
              <text:p>EXTREMA</text:p>
            </table:table-cell>
            <table:table-cell table:style-name="ce170" office:value-type="string">
              <text:p>El servicio afectado es clave para el negocio/cliente y está comprometido con la categoría de más alta importancia. NO es posible retrasar la resolución del problema</text:p>
            </table:table-cell>
            <table:table-cell table:number-columns-repeated="1022"/>
          </table:table-row>
          <table:table-row table:style-name="ro20" table:visibility="collapse">
            <table:table-cell table:style-name="ce164" office:value-type="string">
              <text:p>ALTA</text:p>
            </table:table-cell>
            <table:table-cell table:style-name="ce170" office:value-type="string">
              <text:p>El servicio afectado es de criticidad alta para el negocio/cliente y está comprometido con una categoría de alta importancia. Solo es posible retrasar la resolución del problema en favor de una urgencia extrema</text:p>
            </table:table-cell>
            <table:table-cell table:number-columns-repeated="1022"/>
          </table:table-row>
          <table:table-row table:style-name="ro21" table:visibility="collapse">
            <table:table-cell table:style-name="ce164" office:value-type="string">
              <text:p>MEDIA</text:p>
            </table:table-cell>
            <table:table-cell table:style-name="ce170" office:value-type="string">
              <text:p>El servicio afectado es de criticidad media para el negocio/cliente y está comprometido con una categoría normal. Es posible retrasar la resolución del problema</text:p>
            </table:table-cell>
            <table:table-cell table:number-columns-repeated="1022"/>
          </table:table-row>
          <table:table-row table:style-name="ro18" table:visibility="collapse">
            <table:table-cell table:style-name="ce164" office:value-type="string">
              <text:p>BAJA</text:p>
            </table:table-cell>
            <table:table-cell table:style-name="ce170" office:value-type="string">
              <text:p>El servicio afectado es de criticidad baja para el negocio/cliente y está comprometido con una categoría menor. Es posible retrasar la resolución del problema</text:p>
            </table:table-cell>
            <table:table-cell table:number-columns-repeated="1022"/>
          </table:table-row>
        </table:table-row-group>
        <table:table-row table:style-name="ro1">
          <table:table-cell table:number-columns-repeated="1024"/>
        </table:table-row>
        <table:table-row table:style-name="ro1">
          <table:table-cell/>
          <table:table-cell table:style-name="ce161" office:value-type="string">
            <text:p>Prioridad</text:p>
          </table:table-cell>
          <table:table-cell table:number-columns-repeated="1022"/>
        </table:table-row>
        <table:table-row-group table:display="false">
          <table:table-row table:style-name="ro1" table:visibility="collapse">
            <table:table-cell/>
            <table:table-cell table:style-name="ce164" office:value-type="string">
              <text:p>MAXIM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64" office:value-type="string">
              <text:p>ALT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64" office:value-type="string">
              <text:p>MEDI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64" office:value-type="string">
              <text:p>BAJ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64" office:value-type="string">
              <text:p>MINIMA</text:p>
            </table:table-cell>
            <table:table-cell table:number-columns-repeated="1022"/>
          </table:table-row>
        </table:table-row-group>
        <table:table-row table:style-name="ro1" table:number-rows-repeated="4">
          <table:table-cell table:number-columns-repeated="1024"/>
        </table:table-row>
        <table:table-row table:style-name="ro22">
          <table:table-cell table:style-name="ce165" office:value-type="string">
            <text:p>Estado Error</text:p>
          </table:table-cell>
          <table:table-cell table:style-name="ce165" office:value-type="string">
            <text:p>Ob. Estado error</text:p>
          </table:table-cell>
          <table:table-cell table:number-columns-repeated="1022"/>
        </table:table-row>
        <table:table-row-group table:display="false">
          <table:table-row table:style-name="ro23" table:visibility="collapse">
            <table:table-cell table:style-name="ce28" office:value-type="string">
              <text:p>Abierto</text:p>
            </table:table-cell>
            <table:table-cell table:style-name="ce28" office:value-type="string">
              <text:p>Se encontrará en este estado hasta que no se aplique y verifique la solución para erradiar el error y que la incidencia u origen de procedencia ha sido eliminado</text:p>
            </table:table-cell>
            <table:table-cell table:number-columns-repeated="1022"/>
          </table:table-row>
          <table:table-row table:style-name="ro22" table:visibility="collapse">
            <table:table-cell table:style-name="ce28" office:value-type="string">
              <text:p>Cerrado</text:p>
            </table:table-cell>
            <table:table-cell table:style-name="ce28" office:value-type="string">
              <text:p>Cuando se ha aplicado la solución que erradica el error</text:p>
            </table:table-cell>
            <table:table-cell table:number-columns-repeated="1022"/>
          </table:table-row>
        </table:table-row-group>
        <table:table-row table:style-name="ro1">
          <table:table-cell table:number-columns-repeated="1024"/>
        </table:table-row>
        <table:table-row table:style-name="ro22">
          <table:table-cell table:style-name="ce165" office:value-type="string">
            <text:p>Estado Problema</text:p>
          </table:table-cell>
          <table:table-cell table:style-name="ce165" office:value-type="string">
            <text:p>Ob. Estado, Problema</text:p>
          </table:table-cell>
          <table:table-cell table:number-columns-repeated="1022"/>
        </table:table-row>
        <table:table-row-group table:display="false">
          <table:table-row table:style-name="ro15" table:visibility="collapse">
            <table:table-cell table:style-name="ce28" office:value-type="string">
              <text:p>Registro</text:p>
            </table:table-cell>
            <table:table-cell table:style-name="ce171" office:value-type="string">
              <text:p>Se ha recibido el problema y aún no se ha tomado decision de asignarlo o no, iniciando su análisid y diagnosis</text:p>
            </table:table-cell>
            <table:table-cell table:number-columns-repeated="1022"/>
          </table:table-row>
          <table:table-row table:style-name="ro22" table:visibility="collapse">
            <table:table-cell table:style-name="ce28" office:value-type="string">
              <text:p>Asignado</text:p>
            </table:table-cell>
            <table:table-cell table:style-name="ce171" office:value-type="string">
              <text:p>Ha sido asignado al responsable tecnico del problema</text:p>
            </table:table-cell>
            <table:table-cell table:number-columns-repeated="1022"/>
          </table:table-row>
          <table:table-row table:style-name="ro15" table:visibility="collapse">
            <table:table-cell table:style-name="ce28" office:value-type="string">
              <text:p>Error conocido</text:p>
            </table:table-cell>
            <table:table-cell table:style-name="ce171" office:value-type="string">
              <text:p>Cuandos se ha identificado la causa raiz y se ha pasado a error conocido y aportado la o las soluciones temporales</text:p>
            </table:table-cell>
            <table:table-cell table:number-columns-repeated="1022"/>
          </table:table-row>
          <table:table-row table:style-name="ro22" table:visibility="collapse">
            <table:table-cell table:style-name="ce28" office:value-type="string">
              <text:p>Cerrado</text:p>
            </table:table-cell>
            <table:table-cell table:style-name="ce171" office:value-type="string">
              <text:p>Cuando la solución al error a sido implantada y resuelto el error</text:p>
            </table:table-cell>
            <table:table-cell table:number-columns-repeated="1022"/>
          </table:table-row>
          <table:table-row table:style-name="ro1" table:visibility="collapse">
            <table:table-cell table:style-name="ce28"/>
            <table:table-cell table:style-name="ce171"/>
            <table:table-cell table:number-columns-repeated="1022"/>
          </table:table-row>
        </table:table-row-group>
        <table:table-row table:style-name="ro1" table:number-rows-repeated="3">
          <table:table-cell table:number-columns-repeated="1024"/>
        </table:table-row>
        <table:table-row table:style-name="ro22">
          <table:table-cell table:style-name="ce165" office:value-type="string">
            <text:p>Estado Error</text:p>
          </table:table-cell>
          <table:table-cell table:style-name="ce165" office:value-type="string">
            <text:p>Ob. Estado error</text:p>
          </table:table-cell>
          <table:table-cell table:number-columns-repeated="1022"/>
        </table:table-row>
        <table:table-row-group table:display="false">
          <table:table-row table:style-name="ro23" table:visibility="collapse">
            <table:table-cell table:style-name="ce28" office:value-type="string">
              <text:p>Abierto</text:p>
            </table:table-cell>
            <table:table-cell table:style-name="ce28" office:value-type="string">
              <text:p>Se encontrará en este estado hasta que no se aplique y verifique la solución para erradiar el error y que la incidencia u origen de procedencia ha sido eliminado</text:p>
            </table:table-cell>
            <table:table-cell table:number-columns-repeated="1022"/>
          </table:table-row>
          <table:table-row table:style-name="ro22" table:visibility="collapse">
            <table:table-cell table:style-name="ce28" office:value-type="string">
              <text:p>Cerrado</text:p>
            </table:table-cell>
            <table:table-cell table:style-name="ce28" office:value-type="string">
              <text:p>Cuando se ha aplicado la solución que erradica el error</text:p>
            </table:table-cell>
            <table:table-cell table:number-columns-repeated="1022"/>
          </table:table-row>
        </table:table-row-group>
        <table:table-row table:style-name="ro1">
          <table:table-cell table:number-columns-repeated="1024"/>
        </table:table-row>
        <table:table-row table:style-name="ro22">
          <table:table-cell table:style-name="ce165" office:value-type="string">
            <text:p>Estado Problema</text:p>
          </table:table-cell>
          <table:table-cell table:style-name="ce165" office:value-type="string">
            <text:p>Ob. Estado, Problema</text:p>
          </table:table-cell>
          <table:table-cell table:number-columns-repeated="1022"/>
        </table:table-row>
        <table:table-row-group table:display="false">
          <table:table-row table:style-name="ro15" table:visibility="collapse">
            <table:table-cell table:style-name="ce28" office:value-type="string">
              <text:p>Registro</text:p>
            </table:table-cell>
            <table:table-cell table:style-name="ce171" office:value-type="string">
              <text:p>Se ha recibido el problema y aún no se ha tomado decision de asignarlo o no, iniciando su análisid y diagnosis</text:p>
            </table:table-cell>
            <table:table-cell table:number-columns-repeated="1022"/>
          </table:table-row>
          <table:table-row table:style-name="ro22" table:visibility="collapse">
            <table:table-cell table:style-name="ce28" office:value-type="string">
              <text:p>Asignado</text:p>
            </table:table-cell>
            <table:table-cell table:style-name="ce171" office:value-type="string">
              <text:p>Ha sido asignado al responsable tecnico del problema</text:p>
            </table:table-cell>
            <table:table-cell table:number-columns-repeated="1022"/>
          </table:table-row>
          <table:table-row table:style-name="ro15" table:visibility="collapse">
            <table:table-cell table:style-name="ce28" office:value-type="string">
              <text:p>Error conocido</text:p>
            </table:table-cell>
            <table:table-cell table:style-name="ce171" office:value-type="string">
              <text:p>Cuandos se ha identificado la causa raiz y se ha pasado a error conocido y aportado la o las soluciones temporales</text:p>
            </table:table-cell>
            <table:table-cell table:number-columns-repeated="1022"/>
          </table:table-row>
          <table:table-row table:style-name="ro22" table:visibility="collapse">
            <table:table-cell table:style-name="ce28" office:value-type="string">
              <text:p>Cerrado</text:p>
            </table:table-cell>
            <table:table-cell table:style-name="ce171" office:value-type="string">
              <text:p>Cuando la solución al error a sido implantada y resuelto el error</text:p>
            </table:table-cell>
            <table:table-cell table:number-columns-repeated="1022"/>
          </table:table-row>
        </table:table-row-group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61" office:value-type="string">
            <text:p>Grupo</text:p>
          </table:table-cell>
          <table:table-cell table:number-columns-repeated="1022"/>
        </table:table-row>
        <table:table-row-group table:display="false">
          <table:table-row table:style-name="ro1" table:visibility="collapse">
            <table:table-cell/>
            <table:table-cell table:style-name="ce28"/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ANDC-Infraestructuras de Soporte a AndalucíaCERT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APH-Autoridad Portuaria de Huelv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CAND-Correo Andaluz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CATS-Catálogo Telemático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CFRS-Encargo Consorcio Fernando de los Ríos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CJDA-Correo Corporativo Junta de Andalucí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EICA-Encargo IC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ENTVIR-Entorno Virtualizado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ETDT-Encargo TDT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HCPD-Housing CPD-ZOCO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ICPD-Infraestructura CPD de Sadesi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Otros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MIRA-Encargo MIR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PORT-Portales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PTAD-Plataforma Teleformación Asociaciones Digitales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72" office:value-type="string">
              <text:p>RCJA-Red Corporativa Jd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72" office:value-type="string">
              <text:p>RTVA-Encargo RTV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72" office:value-type="string">
              <text:p>SAND-Servicios internos y encargos SANDETEL</text:p>
            </table:table-cell>
            <table:table-cell table:number-columns-repeated="1022"/>
          </table:table-row>
        </table:table-row-group>
        <table:table-row table:style-name="ro1">
          <table:table-cell/>
          <table:table-cell table:style-name="ce1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61" office:value-type="string">
            <text:p>Servicio</text:p>
          </table:table-cell>
          <table:table-cell table:number-columns-repeated="1022"/>
        </table:table-row>
        <table:table-row-group table:display="false">
          <table:table-row table:style-name="ro22" table:visibility="collapse">
            <table:table-cell/>
            <table:table-cell table:style-name="ce28" office:value-type="string">
              <text:p>ANDC-ANDC-001-Infraestructuras de Soporte a AndalucíaCERT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CAND-CDIR-001-Directorio del Ciudadano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CAND-CORR-001-Correo Ciudadano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CATS-AGAT-001-Agata (Agenda Corporativa)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CATS-ALFR-001-Alfresco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CATS-ALOJ-001-Aplicación Flota Pesquera del Voraz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CATS-ALOJ-003-Portal Web Consejo Consultivo de Andalucía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CATS-ALOJ-006-Portal Web consultateleco.es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CATS-ALOJ-007-Portal Web ADC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CATS-ALOJ-009-Portal Web Prosurb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CATS-ALOJ-010-Portal Web 2ª Modernización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CATS-ALOJ-012-Portal Web Octava Legislatur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CATS-ALOJ-013-Housing Consulta Teleco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CATS-ALOJ-014-Housing EPAISE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CATS-ALOJ-016-Housing ACS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CATS-CT03-003-Housing <text:s/>Egmasa "EGMFORM"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CATS-CT03-006-Portal Web Ciudad21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CATS-CT03-007-Portal Web Formación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CATS-CT03-008-Portal Web de Sadesi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CATS-CT03-009-Portal Gestor Documental SharePoint EGMAS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CATS-CT03-010-Portal Adriano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CATS-CT03-011-Portal Web EGMAS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CATS-DOMI-001-Dominios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CATS-ECOO-002-eCO SADESI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CATS-ECOO-003-eCO BOJ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CATS-SMS0-001-Pasarela SMS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CATS-SMS0-002-Webmóvil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CATS-SMS0-003-Envio SMS Masivo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CATS-STRM-001-Streaming RTVA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CATS-STRM-002-Streaming Consejería Educación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CATS-STRM-003-Streaming Consejería de Medio Ambiente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CATS-STRM-004-Streaming Oficina del Portavoz del Gobierno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CATS-STRM-005-Streaming Sadesi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CATS-STRM-006-Streaming Instituto Andaluz de la Juventud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CATS-STRM-007-Streaming EGMAS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CFRS-PORT-001-Housing Guadalinfo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CFRS-PORT-002-Housing Participa en Andalucía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CFRS-PORT-003-Plataforma de Teleformación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CFRS-PORT-004-Aplicación Mahar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CFRS-PORT-005-Aplicación de Calidad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CFRS-PORT-006-Nuevo Portal Guadalinfo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CFRS-PORT-007-Aplicación discapacidad y Dependencia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CFRS-PORT-008-Servicio de Autenticación REST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CFRS-PORT-009-LoginUnico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CJDA-IMAP-001-Recepción de correo vía <text:s/>IMAP(S)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CJDA-LIST-001-Listas de distribución (SYMPA)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CJDA-POPS-001-Recepción de correo vía POP(S)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CJDA-SMTP-001-Envío de correo SMTP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CJDA-SOLR-001-Buscador Avanzado (SOLR)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CJDA-WEBM-001-Webmail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EICA-APLI-001-CSW - Servicio Web de Catálogo de Metadatos - IDEAndalucía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EICA-APLI-002-WMS - Servicios de Web de Mapas - IDEAndalucía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EICA-APLI-003-WFS - Servicio Web de Fenómenos - IDEAndalucía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EICA-APLI-004-Servicio Mapshup - IDEAndalucía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EICA-APLI-005-Servicio de Mapas (WMS y WFS) - IECA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EICA-APLI-006-Servicio de descarga (WPS) - IECA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EICA-APLI-007-WPS (Servicio Web de Descargas) - IDEAndalucía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EICA-APLI-008-IDEAMapshup Configurador de Mapshup - IDEAndalucía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EICA-APLI-010-Nomenclator Geográfico - IEC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EICA-APLI-011-Line@ - IEC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EICA-APLI-012-Sitúate - IEC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EICA-APLI-013-Cartografía Histórica - IEC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EICA-APLI-014-Catálogo de Servicios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EICA-APLI-015-Andalucía 10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EICA-APLI-016-Geowebcache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EICA-PORT-002-Portal WEB - IDEAndalucia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EICA-PORT-003-Portal <text:s/>RAP (Red Andaluza de Posicionamiento) - IECA 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EICA-PORT-006-IDEAvisor - IDEAndalucí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EICA-PORT-007-Creomapas - IDEAndalucía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EICA-PORT-008-3DEA (visor 3D) - IDEAndaluci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EICA-PORT-009-Plataforma SCA - IEC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EICA-PORT-010-IECAvisor - IEC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ETDT-PORT-001-Portal Web TDT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HCPD-HOUS-001-Housing SAE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HCPD-HOUS-002-Housing GISI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HCPD-HOUS-003-Housing Haciend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HCPD-HOUS-004-Housing RCJAv3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ICPD-CLIM-001-SISTEMA DE CLIMATIZACIÓN.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ICPD-ELEC-001-INSTALACIÓN ELÉCTRICA.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ICPD-ELEG-001-GRUPO ELECTROGENO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ICPD-ERED-001-ELECTRONICA DE RED CPD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ICPD-INCE-001-SISTEMA ANTIINCENDIOS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ICPD-MONI-001-SISTEMA MONITORIZACION CPD (SCADA)</text:p>
            </table:table-cell>
            <table:table-cell table:number-columns-repeated="1022"/>
          </table:table-row>
          <table:table-row table:style-name="ro15" table:visibility="collapse">
            <table:table-cell/>
            <table:table-cell table:style-name="ce28" office:value-type="string">
              <text:p>ICPD-SAIS-001-SISTEMA DE ALIMENTACIÓN ELECTRICA ININTERRUMPIDA.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OTROS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73" office:value-type="string">
              <text:p>MIRA-PORT-001-Housing Guadalinfo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73" office:value-type="string">
              <text:p>MIRA-PORT-002-Housing Participa en Andalucí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73" office:value-type="string">
              <text:p>MIRA-PORT-003-Plataforma de Teleformación / Mahar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73" office:value-type="string">
              <text:p>MIRA-PORT-005-Aplicación equimy (Calidad)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73" office:value-type="string">
              <text:p>MIRA-PORT-006-Nuevo Portal Guadalinfo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73" office:value-type="string">
              <text:p>MIRA-PORT-007-Aplicación T-ORIENTA (discapacidad y Dependencia)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73" office:value-type="string">
              <text:p>MIRA-PORT-008-Servicio de Autenticación REST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73" office:value-type="string">
              <text:p>MIRA-PORT-009-LoginUnico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73" office:value-type="string">
              <text:p>MIRA-PORT-010-Web Edukand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74" office:value-type="string">
              <text:p>MIRA-PORT-011-SIGA-TICKETING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75" office:value-type="string">
              <text:p>MIRA-PORT-012-WordPress Debate SIC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73" office:value-type="string">
              <text:p>MIRA-PORT-013-Cheque de Innovacion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73" office:value-type="string">
              <text:p>MIRA-PORT-014-Particip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73" office:value-type="string">
              <text:p>MIRA-PORT-015-Andalucía Vive Conectad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73" office:value-type="string">
              <text:p>MIRA-PORT-016-Portal Web Asociaciones Digitales (AADD)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73" office:value-type="string">
              <text:p>MIRA-PORT-017-Aula Virtual Edukanda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28" office:value-type="string">
              <text:p>PORT-PORT-003-Portal Portavoz del Gobierno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PORT-PORT-005-Portal Web CICE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PORT-PORT-006-Portal Web Kiddi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PORT-PORT-007-Portal Web Jd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PORT-PORT-008-Portal Web Callejero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PORT-PORT-010-Servicio BOJ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PORT-PORT-011-Buscador Web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PORT-PORT-012-Analítica Web Urchin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PORT-PORT-013-PARSER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PORT-PORT-014-Portal Web CPRE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PORT-PORT-015-Gestor de Contenidos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PORT-PORT-016-Sistema Virtuoso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PORT-PORT-017-Sistema Neologism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PORT-PORT-18-GORQL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PORT-PORT-19-Acortador de URLs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28" office:value-type="string">
              <text:p>PORT-PORT-20-iCMS 1.2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76" office:value-type="string">
              <text:p>PORT-PORT-21-iCMS 1.3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76" office:value-type="string">
              <text:p>PORT-PORT-22-iCMS 2.0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76" office:value-type="string">
              <text:p>RCJA-DATOS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76" office:value-type="string">
              <text:p>RCJA-NIX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76" office:value-type="string">
              <text:p>RCJA-VOZ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176" office:value-type="string">
              <text:p>PTAD-PORT-001-Plataforma Teleformación Asociaciones Digitales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176" office:value-type="string">
              <text:p>RTVA-CBAN-001-Aplicación Gestión de Socios de LaBand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76" office:value-type="string">
              <text:p>RTVA-CBAN-002-Directorio de la Banda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176" office:value-type="string">
              <text:p>RTVA-CBAN-003-Correo webmail de la Band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76" office:value-type="string">
              <text:p>RTVA-PORT-002-Portal Web Tienda RTV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76" office:value-type="string">
              <text:p>RTVA-PORT-003-Portal Web TV a la Cart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76" office:value-type="string">
              <text:p>RTVA-PORT-004-Portal Web La Banda</text:p>
            </table:table-cell>
            <table:table-cell table:number-columns-repeated="1022"/>
          </table:table-row>
          <table:table-row table:style-name="ro1" table:visibility="collapse">
            <table:table-cell/>
            <table:table-cell table:style-name="ce176" office:value-type="string">
              <text:p>RTVA-PORT-005-Portal Web RTVA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176" office:value-type="string">
              <text:p>RTVA-PORT-006-publicidad.canalsur.es (OPENX)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176" office:value-type="string">
              <text:p>RTVA-PREP-001-Entorno Pre-produccion Virtualizado RTVA</text:p>
            </table:table-cell>
            <table:table-cell table:number-columns-repeated="1022"/>
          </table:table-row>
          <table:table-row table:style-name="ro22" table:visibility="collapse">
            <table:table-cell/>
            <table:table-cell table:style-name="ce176" office:value-type="string">
              <text:p>SAND-PORT-001-Housing Andalucía Compromiso Digital</text:p>
            </table:table-cell>
            <table:table-cell table:number-columns-repeated="1022"/>
          </table:table-row>
        </table:table-row-group>
        <table:table-row table:style-name="ro1" table:number-rows-repeated="2">
          <table:table-cell table:number-columns-repeated="1024"/>
        </table:table-row>
        <table:table-row table:style-name="ro2">
          <table:table-cell table:style-name="ce166" office:value-type="string" table:number-columns-spanned="4" table:number-rows-spanned="1">
            <text:p>PRIORIDAD</text:p>
          </table:table-cell>
          <table:covered-table-cell table:number-columns-repeated="3" table:style-name="ce166"/>
          <table:table-cell table:number-columns-repeated="1020"/>
        </table:table-row>
        <table:table-row table:style-name="ro2">
          <table:table-cell table:style-name="ce167" office:value-type="string">
            <text:p>IMPACTO</text:p>
          </table:table-cell>
          <table:table-cell table:style-name="ce167" office:value-type="string" table:number-columns-spanned="1" table:number-rows-spanned="2">
            <text:p>ALTO</text:p>
          </table:table-cell>
          <table:table-cell table:style-name="ce167" office:value-type="string" table:number-columns-spanned="1" table:number-rows-spanned="2">
            <text:p>MEDIO</text:p>
          </table:table-cell>
          <table:table-cell table:style-name="ce167" office:value-type="string" table:number-columns-spanned="1" table:number-rows-spanned="2">
            <text:p>BAJO</text:p>
          </table:table-cell>
          <table:table-cell table:number-columns-repeated="1020"/>
        </table:table-row>
        <table:table-row table:style-name="ro17">
          <table:table-cell table:style-name="ce168" office:value-type="string">
            <text:p>URGENCIA</text:p>
          </table:table-cell>
          <table:covered-table-cell table:number-columns-repeated="3" table:style-name="ce167"/>
          <table:table-cell table:number-columns-repeated="1020"/>
        </table:table-row>
        <table:table-row table:style-name="ro24">
          <table:table-cell table:style-name="ce168" office:value-type="string">
            <text:p>EXTREMA</text:p>
          </table:table-cell>
          <table:table-cell table:style-name="ce177" office:value-type="string">
            <text:p>Máxima</text:p>
          </table:table-cell>
          <table:table-cell table:style-name="ce178" office:value-type="string">
            <text:p>Alta</text:p>
          </table:table-cell>
          <table:table-cell table:style-name="ce179" office:value-type="string">
            <text:p>Media</text:p>
          </table:table-cell>
          <table:table-cell table:number-columns-repeated="1020"/>
        </table:table-row>
        <table:table-row table:style-name="ro24">
          <table:table-cell table:style-name="ce168" office:value-type="string">
            <text:p>ALTA</text:p>
          </table:table-cell>
          <table:table-cell table:number-columns-repeated="2" table:style-name="ce178" office:value-type="string">
            <text:p>Alta</text:p>
          </table:table-cell>
          <table:table-cell table:style-name="ce179" office:value-type="string">
            <text:p>Media</text:p>
          </table:table-cell>
          <table:table-cell table:number-columns-repeated="1020"/>
        </table:table-row>
        <table:table-row table:style-name="ro24">
          <table:table-cell table:style-name="ce168" office:value-type="string">
            <text:p>MEDIA</text:p>
          </table:table-cell>
          <table:table-cell table:number-columns-repeated="2" table:style-name="ce179" office:value-type="string">
            <text:p>Media</text:p>
          </table:table-cell>
          <table:table-cell table:style-name="ce180" office:value-type="string">
            <text:p>Baja</text:p>
          </table:table-cell>
          <table:table-cell table:number-columns-repeated="1020"/>
        </table:table-row>
        <table:table-row table:style-name="ro24">
          <table:table-cell table:style-name="ce168" office:value-type="string">
            <text:p>BAJA</text:p>
          </table:table-cell>
          <table:table-cell table:number-columns-repeated="2" table:style-name="ce180" office:value-type="string">
            <text:p>Baja</text:p>
          </table:table-cell>
          <table:table-cell table:style-name="ce181" office:value-type="string">
            <text:p>MINIMA</text:p>
          </table:table-cell>
          <table:table-cell table:number-columns-repeated="1020"/>
        </table:table-row>
        <table:table-row table:style-name="ro1" table:number-rows-repeated="10483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Categoría" table:base-cell-address="$'Imp 061'.$A$1" table:expression="NA()"/>
        <table:named-expression table:name="Entorno" table:base-cell-address="$'Imp 061'.$A$1" table:expression="&quot;#n&quot;/&quot;a&quot;"/>
        <table:named-expression table:name="EntornoOLD" table:base-cell-address="$'Imp 061'.$A$1" table:expression="&quot;#n&quot;/&quot;a&quot;"/>
        <table:named-range table:name="EstadoError" table:base-cell-address="$'Imp 061'.$A$1" table:cell-range-address="$Datos.$A$27:.$A$28"/>
        <table:named-range table:name="EstadoProblema" table:base-cell-address="$'Imp 061'.$A$1" table:cell-range-address="$Datos.$A$31:.$A$35"/>
        <table:named-expression table:name="EstadoRFC" table:base-cell-address="$'Imp 061'.$A$1" table:expression="NA()"/>
        <table:named-range table:name="Excel_BuiltIn__FilterDatabase" table:base-cell-address="$'Imp 061'.$A$1" table:cell-range-address="$'Imp 061'.$A$1:.$B$101"/>
        <table:named-range table:name="Excel_BuiltIn__FilterDatabase_3" table:base-cell-address="$'Imp 061'.$A$1" table:cell-range-address="$'Seguimiento Problemas'.$A$18:.$D$18"/>
        <table:named-range table:name="Grupo" table:base-cell-address="$'Imp 061'.$A$1" table:cell-range-address="$Datos.$B$53:.$B$71"/>
        <table:named-range table:name="Impacto" table:base-cell-address="$'Imp 061'.$A$1" table:cell-range-address="$Datos.$A$6:.$A$8"/>
        <table:named-expression table:name="Lista_Escalado" table:base-cell-address="$'Imp 061'.$A$1" table:expression="&quot;$#REF!.$B$5:$B$40&quot;"/>
        <table:named-expression table:name="Motivo" table:base-cell-address="$'Imp 061'.$A$1" table:expression="&quot;$#REF!.$A$3:$A$6&quot;"/>
        <table:named-range table:name="Prioridad" table:base-cell-address="$'Imp 061'.$A$1" table:cell-range-address="$Datos.$B$17:.$B$21"/>
        <table:named-expression table:name="Prioridad_3" table:base-cell-address="$'Imp 061'.$A$1" table:expression="NA()"/>
        <table:named-range table:name="Servicio" table:base-cell-address="$'Imp 061'.$A$1" table:cell-range-address="$Datos.$B$76:.$B$190"/>
        <table:named-range table:name="ServicioNEW" table:base-cell-address="$'Imp 061'.$A$1" table:cell-range-address="$Datos.$B$76:.$B$208"/>
        <table:named-expression table:name="Subentorno" table:base-cell-address="$'Imp 061'.$A$1" table:expression="&quot;#n&quot;/&quot;a&quot;"/>
        <table:named-expression table:name="SubentornoSSIIEmpresa" table:base-cell-address="$'Imp 061'.$A$1" table:expression="&quot;$#REF!.$F$3:$F$4&quot;"/>
        <table:named-range table:name="Tipo" table:base-cell-address="$'Imp 061'.$A$1" table:cell-range-address="$Datos.$A$2:.$A$3"/>
        <table:named-expression table:name="Tipo_3" table:base-cell-address="$'Imp 061'.$A$1" table:expression="NA()"/>
        <table:named-range table:name="Urgencia" table:base-cell-address="$'Imp 061'.$A$1" table:cell-range-address="$Datos.$A$11:.$A$14"/>
        <table:named-expression table:name="Urgencia_3" table:base-cell-address="$'Imp 061'.$A$1" table:expression="&quot;$#REF!.$C$3:$C$7&quot;"/>
        <table:named-range table:name="_xlnm_Print_Titles" table:base-cell-address="$'Imp 061'.$A$1" table:cell-range-address="$'Seguimiento Problemas'.$A$6:.$AMJ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NewsGotT" svg:font-family="NewsGotT"/>
    <style:font-face style:name="Arial" svg:font-family="Arial" style:font-family-generic="swiss"/>
    <style:font-face style:name="Lohit Hindi" svg:font-family="'Lohit Hindi'" style:font-pitch="variable"/>
    <style:font-face style:name="WenQuanYi Micro Hei1" svg:font-family="'WenQuanYi Micro Hei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Sí</number:text>
    </number:number-style>
    <number:number-style style:name="N136P1" style:volatile="true">
      <number:text>Sí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Verdadero</number:text>
    </number:number-style>
    <number:number-style style:name="N138P1" style:volatile="true">
      <number:text>Verdadero</number:text>
    </number:number-style>
    <number:number-style style:name="N138">
      <number:text>Fals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Activado</number:text>
    </number:number-style>
    <number:number-style style:name="N140P1" style:volatile="true">
      <number:text>Activado</number:text>
    </number:number-style>
    <number:number-style style:name="N140">
      <number:text>Desactivado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2P0"/>
    </number:currency-style>
    <number:number-style style:name="N143">
      <number:number number:decimal-places="2" number:min-integer-digits="1" number:grouping="true"/>
      <number:text> € </number:text>
    </number:number-style>
    <number:number-style style:name="N144">
      <number:text>-</number:text>
      <number:number number:decimal-places="2" number:min-integer-digits="1" number:grouping="true"/>
      <number:text> € </number:text>
    </number:number-style>
    <number:number-style style:name="N145">
      <number:text> -</number:text>
      <number:number number:decimal-places="0" number:min-integer-digits="0"/>
      <number:text> € </number:text>
    </number:number-style>
    <number:number-style style:name="N14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46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46P2" style:volatile="true">
      <loext:fill-character> </loext:fill-character>
      <number:text>-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7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7P2" style:volatile="true">
      <loext:fill-character> </loext:fill-character>
      <number:text>-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4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4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20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04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Hindi1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6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0.801cm" fo:margin-left="1.499cm" fo:margin-right="1.499cm" style:first-page-number="continue" style:scale-to-X="1" style:scale-to-Y="1" style:table-centering="horizontal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cm"/>
      </style:footer-style>
    </style:page-layout>
    <style:page-layout style:name="Mpm4">
      <style:page-layout-properties style:num-format="1" style:print-orientation="portrait" fo:margin-top="1.219cm" fo:margin-bottom="0.813cm" fo:margin-left="1.346cm" fo:margin-right="0.711cm" style:first-page-number="continue" style:scale-to-X="1" style:scale-to-Y="1" style:writing-mode="lr-tb"/>
      <style:header-style>
        <style:header-footer-properties fo:min-height="0.75cm" fo:margin-left="0.554cm" fo:margin-right="1.189cm" fo:margin-bottom="0cm"/>
      </style:header-style>
      <style:footer-style>
        <style:header-footer-properties fo:min-height="0.75cm" fo:margin-left="0.554cm" fo:margin-right="1.189cm" fo:margin-top="0cm"/>
      </style:footer-style>
    </style:page-layout>
    <style:page-layout style:name="Mpm5">
      <style:page-layout-properties style:num-format="1" style:print-orientation="portrait" fo:margin-top="1.651cm" fo:margin-bottom="1.27cm" fo:margin-left="1.219cm" fo:margin-right="0.914cm" style:first-page-number="continue" style:scale-to-X="1" style:scale-to-Y="1" style:writing-mode="lr-tb"/>
      <style:header-style>
        <style:header-footer-properties fo:min-height="0.75cm" fo:margin-left="0.681cm" fo:margin-right="0.986cm" fo:margin-bottom="0cm"/>
      </style:header-style>
      <style:footer-style>
        <style:header-footer-properties fo:min-height="0.75cm" fo:margin-left="0.681cm" fo:margin-right="0.986cm" fo:margin-top="0cm"/>
      </style:footer-style>
    </style:page-layout>
    <style:page-layout style:name="Mpm6">
      <style:page-layout-properties fo:page-width="29.7cm" fo:page-height="21.001cm" style:num-format="1" style:print-orientation="landscape" fo:margin-top="1.219cm" fo:margin-bottom="2.499cm" fo:margin-left="0.737cm" fo:margin-right="0.508cm" style:first-page-number="continue" style:scale-to-X="1" style:writing-mode="lr-tb"/>
      <style:header-style>
        <style:header-footer-properties fo:min-height="0.75cm" fo:margin-left="1.162cm" fo:margin-right="1.392cm" fo:margin-bottom="0cm"/>
      </style:header-style>
      <style:footer-style>
        <style:header-footer-properties fo:min-height="0.75cm" fo:margin-left="1.162cm" fo:margin-right="1.39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 style:data-style-name="N2" text:time-value="15:42:41.65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mp_20_061" style:display-name="PageStyle_Imp 06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p_20_061_5f__20_Parte_20_2_20_Error_20_Conocido" style:display-name="PageStyle_Imp 061_ Parte 2 Error Conocid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guimiento_20_Problemas" style:display-name="PageStyle_Seguimiento Problema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tos" style:display-name="PageStyle_Datos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0T15:45:35.127000000</dc:date>
    <meta:generator>LibreOffice/4.3.2.2$Windows_x86 LibreOffice_project/edfb5295ba211bd31ad47d0bad0118690f76407d</meta:generator>
    <meta:editing-duration>PT1H49M10S</meta:editing-duration>
    <meta:editing-cycles>20</meta:editing-cycles>
    <meta:document-statistic meta:table-count="4" meta:cell-count="347" meta:object-count="3"/>
  </office:meta>
</office:document-meta>
</file>